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2"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08"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09"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10"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11"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12"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13"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4"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1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1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2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2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2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2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2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27" style:family="paragraph" style:parent-style-name="Shkola_20_body">
      <style:text-properties style:font-name-complex="Tiro Devanagari Hindi"/>
    </style:style>
    <style:style style:name="P128" style:family="paragraph" style:parent-style-name="Standard_20_hindi_20_text">
      <style:text-properties style:font-name-complex="Tiro Devanagari Hindi"/>
    </style:style>
    <style:style style:name="P129" style:family="paragraph" style:parent-style-name="Standard_20_hindi_20_text">
      <style:text-properties officeooo:paragraph-rsid="01f6eb61" style:font-name-complex="Tiro Devanagari Hindi"/>
    </style:style>
    <style:style style:name="P130" style:family="paragraph" style:parent-style-name="Standard_20_hindi_20_text">
      <style:text-properties officeooo:rsid="01feb048" officeooo:paragraph-rsid="01feb048" style:font-name-complex="Tiro Devanagari Hindi"/>
    </style:style>
    <style:style style:name="P131" style:family="paragraph" style:parent-style-name="Standard_20_hindi_20_text">
      <style:text-properties officeooo:rsid="01feb048" officeooo:paragraph-rsid="021d77ea" style:font-name-complex="Tiro Devanagari Hindi"/>
    </style:style>
    <style:style style:name="P132" style:family="paragraph" style:parent-style-name="Standard_20_hindi_20_text">
      <style:text-properties officeooo:rsid="01feb048" officeooo:paragraph-rsid="0225b92a" style:font-name-complex="Tiro Devanagari Hindi"/>
    </style:style>
    <style:style style:name="P133"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34" style:family="paragraph" style:parent-style-name="Shloka_20_footnote">
      <style:text-properties officeooo:rsid="0162110c" officeooo:paragraph-rsid="0162110c"/>
    </style:style>
    <style:style style:name="P135" style:family="paragraph" style:parent-style-name="Standard_20_hindi_20_text">
      <style:text-properties officeooo:paragraph-rsid="01b7c706"/>
    </style:style>
    <style:style style:name="P136" style:family="paragraph" style:parent-style-name="Standard_20_hindi_20_text">
      <style:paragraph-properties style:writing-mode="lr-tb"/>
    </style:style>
    <style:style style:name="P137" style:family="paragraph" style:parent-style-name="Standard_20_hindi_20_text">
      <style:paragraph-properties style:writing-mode="lr-tb"/>
      <style:text-properties officeooo:paragraph-rsid="01dfe0d8"/>
    </style:style>
    <style:style style:name="P138" style:family="paragraph" style:parent-style-name="Subsection_20_within_20_shloka">
      <style:text-properties officeooo:paragraph-rsid="0214b32e"/>
    </style:style>
    <style:style style:name="P139" style:family="paragraph" style:parent-style-name="Shloka_20_number_20_heading">
      <style:paragraph-properties fo:margin-left="0in" fo:margin-right="0in" fo:text-indent="0in" style:auto-text-indent="false"/>
      <style:text-properties officeooo:paragraph-rsid="02fb5d5c"/>
    </style:style>
    <style:style style:name="P140"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41"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42"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3"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4" style:family="paragraph" style:parent-style-name="Standard_20_hindi_20_text">
      <style:paragraph-properties style:writing-mode="lr-tb"/>
      <style:text-properties officeooo:paragraph-rsid="031d3b1d"/>
    </style:style>
    <style:style style:name="P145" style:family="paragraph" style:parent-style-name="Shloka_20_footnote">
      <style:text-properties style:font-name="Tiro Devanagari Sanskrit" officeooo:rsid="0351a0eb" officeooo:paragraph-rsid="0351a0eb"/>
    </style:style>
    <style:style style:name="P146" style:family="paragraph" style:parent-style-name="Shloka_20_footnote">
      <style:text-properties style:font-name="Tiro Devanagari Sanskrit" officeooo:rsid="036f8a8c" officeooo:paragraph-rsid="036f8a8c" style:font-name-complex="Tiro Devanagari Sanskrit"/>
    </style:style>
    <style:style style:name="P147"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4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49"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50" style:family="paragraph" style:parent-style-name="Standard_20_hindi_20_text">
      <style:paragraph-properties style:writing-mode="lr-tb"/>
      <style:text-properties officeooo:paragraph-rsid="036f4dbb"/>
    </style:style>
    <style:style style:name="P151" style:family="paragraph" style:parent-style-name="Standard_20_hindi_20_text">
      <style:paragraph-properties style:writing-mode="lr-tb"/>
      <style:text-properties officeooo:paragraph-rsid="0399dc68"/>
    </style:style>
    <style:style style:name="P152"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53" style:family="paragraph" style:parent-style-name="Shloka_20_number_20_heading">
      <style:text-properties officeooo:rsid="03f591ee" officeooo:paragraph-rsid="03f591ee"/>
    </style:style>
    <style:style style:name="P15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5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56"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70"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571"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572"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573"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574"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575"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576"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577"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578"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579"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580"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581"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582"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583"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584"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585"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586"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587"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588"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589"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590"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591"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592"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593"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594"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595"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596"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597"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598"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599"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00"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01"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02"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13"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14"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15"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16"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17"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18"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19"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2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2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2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2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2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25"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26" style:family="text">
      <style:text-properties officeooo:rsid="001f4d7a"/>
    </style:style>
    <style:style style:name="T627" style:family="text">
      <style:text-properties officeooo:rsid="0022cec5"/>
    </style:style>
    <style:style style:name="T628" style:family="text">
      <style:text-properties fo:font-style="italic" style:font-style-asian="italic" style:font-style-complex="italic"/>
    </style:style>
    <style:style style:name="T629" style:family="text">
      <style:text-properties fo:font-style="italic" officeooo:rsid="0022cec5" style:font-style-asian="italic" style:font-style-complex="italic"/>
    </style:style>
    <style:style style:name="T630" style:family="text">
      <style:text-properties fo:font-style="italic" officeooo:rsid="0045fd26" style:font-style-asian="italic" style:font-style-complex="italic"/>
    </style:style>
    <style:style style:name="T631" style:family="text">
      <style:text-properties fo:font-style="italic" officeooo:rsid="004e08d0" style:font-style-asian="italic" style:font-style-complex="italic"/>
    </style:style>
    <style:style style:name="T632" style:family="text">
      <style:text-properties fo:font-style="italic" officeooo:rsid="00592e1f" style:font-style-asian="italic" style:font-style-complex="italic"/>
    </style:style>
    <style:style style:name="T633" style:family="text">
      <style:text-properties fo:font-style="italic" officeooo:rsid="005bbab0" style:font-style-asian="italic" style:font-style-complex="italic"/>
    </style:style>
    <style:style style:name="T634" style:family="text">
      <style:text-properties fo:font-style="italic" officeooo:rsid="0060ec84" style:font-style-asian="italic" style:font-style-complex="italic"/>
    </style:style>
    <style:style style:name="T635" style:family="text">
      <style:text-properties fo:font-style="italic" officeooo:rsid="00650b37" style:font-style-asian="italic" style:font-style-complex="italic"/>
    </style:style>
    <style:style style:name="T636" style:family="text">
      <style:text-properties fo:font-style="italic" officeooo:rsid="0066f7a1" style:font-style-asian="italic" style:font-style-complex="italic"/>
    </style:style>
    <style:style style:name="T637" style:family="text">
      <style:text-properties fo:font-style="italic" officeooo:rsid="006810ed" style:font-style-asian="italic" style:font-style-complex="italic"/>
    </style:style>
    <style:style style:name="T638" style:family="text">
      <style:text-properties fo:font-style="italic" officeooo:rsid="006a6a51" style:font-style-asian="italic" style:font-style-complex="italic"/>
    </style:style>
    <style:style style:name="T639" style:family="text">
      <style:text-properties fo:font-style="italic" officeooo:rsid="006d5051" style:font-style-asian="italic" style:font-style-complex="italic"/>
    </style:style>
    <style:style style:name="T640" style:family="text">
      <style:text-properties fo:font-style="italic" officeooo:rsid="006e895e" style:font-style-asian="italic" style:font-style-complex="italic"/>
    </style:style>
    <style:style style:name="T641" style:family="text">
      <style:text-properties fo:font-style="italic" officeooo:rsid="006ebf39" style:font-style-asian="italic" style:font-style-complex="italic"/>
    </style:style>
    <style:style style:name="T642" style:family="text">
      <style:text-properties fo:font-style="italic" officeooo:rsid="0062dcb8" style:font-style-asian="italic" style:font-style-complex="italic"/>
    </style:style>
    <style:style style:name="T643" style:family="text">
      <style:text-properties fo:font-style="italic" officeooo:rsid="01933919" style:font-style-asian="italic" style:font-style-complex="italic"/>
    </style:style>
    <style:style style:name="T644" style:family="text">
      <style:text-properties fo:font-style="italic" officeooo:rsid="0194eb73" style:font-style-asian="italic" style:font-style-complex="italic"/>
    </style:style>
    <style:style style:name="T645" style:family="text">
      <style:text-properties fo:font-style="italic" officeooo:rsid="019062eb" style:font-style-asian="italic" style:font-style-complex="italic"/>
    </style:style>
    <style:style style:name="T646" style:family="text">
      <style:text-properties fo:font-style="italic" officeooo:rsid="02314a86" style:font-style-asian="italic" style:font-style-complex="italic"/>
    </style:style>
    <style:style style:name="T647" style:family="text">
      <style:text-properties fo:font-style="italic" officeooo:rsid="02392674" style:font-style-asian="italic" style:font-style-complex="italic"/>
    </style:style>
    <style:style style:name="T648" style:family="text">
      <style:text-properties fo:font-style="italic" officeooo:rsid="02476284" style:font-style-asian="italic" style:font-style-complex="italic"/>
    </style:style>
    <style:style style:name="T649" style:family="text">
      <style:text-properties fo:font-style="italic" officeooo:rsid="02477a8b" style:font-style-asian="italic" style:font-style-complex="italic"/>
    </style:style>
    <style:style style:name="T650" style:family="text">
      <style:text-properties fo:font-style="italic" fo:font-weight="bold" style:font-style-asian="italic" style:font-weight-asian="bold" style:font-style-complex="italic" style:font-weight-complex="bold"/>
    </style:style>
    <style:style style:name="T651" style:family="text">
      <style:text-properties fo:font-style="italic" fo:font-weight="bold" officeooo:rsid="004e08d0" style:font-style-asian="italic" style:font-weight-asian="bold" style:font-style-complex="italic" style:font-weight-complex="bold"/>
    </style:style>
    <style:style style:name="T652" style:family="text">
      <style:text-properties fo:font-style="italic" fo:font-weight="bold" officeooo:rsid="00592e1f" style:font-style-asian="italic" style:font-weight-asian="bold" style:font-style-complex="italic" style:font-weight-complex="bold"/>
    </style:style>
    <style:style style:name="T653" style:family="text">
      <style:text-properties fo:font-style="italic" fo:font-weight="bold" officeooo:rsid="005bbab0" style:font-style-asian="italic" style:font-weight-asian="bold" style:font-style-complex="italic" style:font-weight-complex="bold"/>
    </style:style>
    <style:style style:name="T654" style:family="text">
      <style:text-properties fo:font-style="italic" fo:font-weight="bold" officeooo:rsid="0060ec84" style:font-style-asian="italic" style:font-weight-asian="bold" style:font-style-complex="italic" style:font-weight-complex="bold"/>
    </style:style>
    <style:style style:name="T655" style:family="text">
      <style:text-properties fo:font-style="italic" fo:font-weight="bold" officeooo:rsid="00650b37" style:font-style-asian="italic" style:font-weight-asian="bold" style:font-style-complex="italic" style:font-weight-complex="bold"/>
    </style:style>
    <style:style style:name="T656" style:family="text">
      <style:text-properties fo:font-style="italic" fo:font-weight="bold" officeooo:rsid="017d88f0" style:font-style-asian="italic" style:font-weight-asian="bold" style:font-style-complex="italic" style:font-weight-complex="bold"/>
    </style:style>
    <style:style style:name="T657" style:family="text">
      <style:text-properties fo:font-style="italic" fo:font-weight="bold" officeooo:rsid="022e65b5" style:font-style-asian="italic" style:font-weight-asian="bold" style:font-style-complex="italic" style:font-weight-complex="bold"/>
    </style:style>
    <style:style style:name="T658" style:family="text">
      <style:text-properties fo:font-style="italic" fo:font-weight="bold" officeooo:rsid="02421e68" style:font-style-asian="italic" style:font-weight-asian="bold" style:font-style-complex="italic" style:font-weight-complex="bold"/>
    </style:style>
    <style:style style:name="T659" style:family="text">
      <style:text-properties fo:font-style="italic" fo:font-weight="normal" officeooo:rsid="006ebf39" style:font-style-asian="italic" style:font-weight-asian="normal" style:font-style-complex="italic" style:font-weight-complex="normal"/>
    </style:style>
    <style:style style:name="T660" style:family="text">
      <style:text-properties officeooo:rsid="002d2609"/>
    </style:style>
    <style:style style:name="T661" style:family="text">
      <style:text-properties officeooo:rsid="002e46b0"/>
    </style:style>
    <style:style style:name="T662" style:family="text">
      <style:text-properties officeooo:rsid="0033535b"/>
    </style:style>
    <style:style style:name="T663" style:family="text">
      <style:text-properties officeooo:rsid="003599bb"/>
    </style:style>
    <style:style style:name="T664" style:family="text">
      <style:text-properties officeooo:rsid="00365434"/>
    </style:style>
    <style:style style:name="T665" style:family="text">
      <style:text-properties officeooo:rsid="003ce64e"/>
    </style:style>
    <style:style style:name="T666" style:family="text">
      <style:text-properties officeooo:rsid="003e82a9"/>
    </style:style>
    <style:style style:name="T667" style:family="text">
      <style:text-properties officeooo:rsid="003f4477"/>
    </style:style>
    <style:style style:name="T668" style:family="text">
      <style:text-properties officeooo:rsid="003fd261"/>
    </style:style>
    <style:style style:name="T669" style:family="text">
      <style:text-properties officeooo:rsid="00420091"/>
    </style:style>
    <style:style style:name="T670" style:family="text">
      <style:text-properties officeooo:rsid="0043973d"/>
    </style:style>
    <style:style style:name="T671" style:family="text">
      <style:text-properties officeooo:rsid="00452be3"/>
    </style:style>
    <style:style style:name="T672" style:family="text">
      <style:text-properties officeooo:rsid="00454916"/>
    </style:style>
    <style:style style:name="T673" style:family="text">
      <style:text-properties officeooo:rsid="0045fd26"/>
    </style:style>
    <style:style style:name="T674" style:family="text">
      <style:text-properties officeooo:rsid="0047c73b"/>
    </style:style>
    <style:style style:name="T675" style:family="text">
      <style:text-properties officeooo:rsid="004975ae"/>
    </style:style>
    <style:style style:name="T676" style:family="text">
      <style:text-properties officeooo:rsid="004b402b"/>
    </style:style>
    <style:style style:name="T677" style:family="text">
      <style:text-properties officeooo:rsid="004c2aa4"/>
    </style:style>
    <style:style style:name="T678" style:family="text">
      <style:text-properties officeooo:rsid="004e08d0"/>
    </style:style>
    <style:style style:name="T679" style:family="text">
      <style:text-properties officeooo:rsid="0051dc40"/>
    </style:style>
    <style:style style:name="T680" style:family="text">
      <style:text-properties officeooo:rsid="0054ba2b"/>
    </style:style>
    <style:style style:name="T681" style:family="text">
      <style:text-properties officeooo:rsid="0055a464"/>
    </style:style>
    <style:style style:name="T682" style:family="text">
      <style:text-properties officeooo:rsid="00579630"/>
    </style:style>
    <style:style style:name="T683" style:family="text">
      <style:text-properties officeooo:rsid="0058f1ac"/>
    </style:style>
    <style:style style:name="T684" style:family="text">
      <style:text-properties officeooo:rsid="00592e1f"/>
    </style:style>
    <style:style style:name="T685" style:family="text">
      <style:text-properties officeooo:rsid="00595eb6"/>
    </style:style>
    <style:style style:name="T686" style:family="text">
      <style:text-properties officeooo:rsid="005ad43e"/>
    </style:style>
    <style:style style:name="T687" style:family="text">
      <style:text-properties officeooo:rsid="005bbab0"/>
    </style:style>
    <style:style style:name="T688" style:family="text">
      <style:text-properties officeooo:rsid="005d1344"/>
    </style:style>
    <style:style style:name="T689" style:family="text">
      <style:text-properties officeooo:rsid="005ee23a"/>
    </style:style>
    <style:style style:name="T690" style:family="text">
      <style:text-properties style:font-name="Lohit Devanagari" officeooo:rsid="0109c2b6" style:font-name-complex="Lohit Devanagari"/>
    </style:style>
    <style:style style:name="T691" style:family="text">
      <style:text-properties style:font-name="Lohit Devanagari" fo:font-weight="bold" officeooo:rsid="00602505" style:font-weight-asian="bold" style:font-name-complex="Lohit Devanagari" style:font-weight-complex="bold"/>
    </style:style>
    <style:style style:name="T692" style:family="text">
      <style:text-properties style:font-name="Lohit Devanagari" fo:font-weight="bold" style:font-weight-asian="bold" style:font-name-complex="Tiro Devanagari Hindi" style:font-weight-complex="bold"/>
    </style:style>
    <style:style style:name="T693" style:family="text">
      <style:text-properties style:font-name="Lohit Devanagari" fo:font-weight="bold" officeooo:rsid="0100fd25" style:font-weight-asian="bold" style:font-name-complex="Tiro Devanagari Hindi" style:font-weight-complex="bold"/>
    </style:style>
    <style:style style:name="T694" style:family="text">
      <style:text-properties style:font-name="Lohit Devanagari" fo:font-weight="bold" officeooo:rsid="01034fe5" style:font-weight-asian="bold" style:font-name-complex="Tiro Devanagari Hindi" style:font-weight-complex="bold"/>
    </style:style>
    <style:style style:name="T695" style:family="text">
      <style:text-properties style:font-name="Lohit Devanagari" fo:font-size="8pt" style:font-size-asian="8pt" style:font-name-complex="Lohit Devanagari" style:font-size-complex="8pt"/>
    </style:style>
    <style:style style:name="T696" style:family="text">
      <style:text-properties style:font-name="Lohit Devanagari" fo:font-size="8pt" fo:font-weight="bold" style:font-size-asian="8pt" style:font-weight-asian="bold" style:font-name-complex="Tiro Devanagari Hindi" style:font-size-complex="8pt" style:font-weight-complex="bold"/>
    </style:style>
    <style:style style:name="T697" style:family="text">
      <style:text-properties officeooo:rsid="0060ec84"/>
    </style:style>
    <style:style style:name="T698" style:family="text">
      <style:text-properties officeooo:rsid="0062dcb8"/>
    </style:style>
    <style:style style:name="T699" style:family="text">
      <style:text-properties officeooo:rsid="00650b37"/>
    </style:style>
    <style:style style:name="T700" style:family="text">
      <style:text-properties officeooo:rsid="0066f7a1"/>
    </style:style>
    <style:style style:name="T701" style:family="text">
      <style:text-properties officeooo:rsid="006810ed"/>
    </style:style>
    <style:style style:name="T702" style:family="text">
      <style:text-properties officeooo:rsid="006a6a51"/>
    </style:style>
    <style:style style:name="T703" style:family="text">
      <style:text-properties officeooo:rsid="006c020d"/>
    </style:style>
    <style:style style:name="T704" style:family="text">
      <style:text-properties officeooo:rsid="006d5051"/>
    </style:style>
    <style:style style:name="T705" style:family="text">
      <style:text-properties fo:font-style="normal" officeooo:rsid="006d5051" style:font-style-asian="normal" style:font-style-complex="normal"/>
    </style:style>
    <style:style style:name="T706" style:family="text">
      <style:text-properties fo:font-style="normal" officeooo:rsid="02421e68" style:font-style-asian="normal" style:font-style-complex="normal"/>
    </style:style>
    <style:style style:name="T707" style:family="text">
      <style:text-properties fo:font-style="normal" officeooo:rsid="02476284" style:font-style-asian="normal" style:font-style-complex="normal"/>
    </style:style>
    <style:style style:name="T708" style:family="text">
      <style:text-properties fo:font-style="normal" officeooo:rsid="02477a8b" style:font-style-asian="normal" style:font-style-complex="normal"/>
    </style:style>
    <style:style style:name="T709" style:family="text">
      <style:text-properties officeooo:rsid="006e895e"/>
    </style:style>
    <style:style style:name="T710" style:family="text">
      <style:text-properties officeooo:rsid="006ebf39"/>
    </style:style>
    <style:style style:name="T711" style:family="text">
      <style:text-properties officeooo:rsid="00709c80"/>
    </style:style>
    <style:style style:name="T712" style:family="text">
      <style:text-properties officeooo:rsid="0071e456"/>
    </style:style>
    <style:style style:name="T713"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14"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15"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16"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17"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18"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19"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20"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21" style:family="text">
      <style:text-properties officeooo:rsid="010bd225"/>
    </style:style>
    <style:style style:name="T722" style:family="text">
      <style:text-properties officeooo:rsid="010c19e3"/>
    </style:style>
    <style:style style:name="T723" style:family="text">
      <style:text-properties style:font-name-complex="Tiro Devanagari Sanskrit"/>
    </style:style>
    <style:style style:name="T724" style:family="text">
      <style:text-properties style:font-name="Tiro Devanagari Hindi" officeooo:rsid="00600891" style:font-name-complex="Tiro Devanagari Hindi"/>
    </style:style>
    <style:style style:name="T725" style:family="text">
      <style:text-properties style:font-name="Tiro Devanagari Hindi" fo:font-weight="bold" style:font-weight-asian="bold" style:font-name-complex="Tiro Devanagari Hindi" style:font-weight-complex="bold"/>
    </style:style>
    <style:style style:name="T726" style:family="text">
      <style:text-properties style:font-name="Tiro Devanagari Hindi" fo:font-weight="bold" officeooo:rsid="00600891" style:font-weight-asian="bold" style:font-name-complex="Tiro Devanagari Hindi" style:font-weight-complex="bold"/>
    </style:style>
    <style:style style:name="T727" style:family="text">
      <style:text-properties style:font-name="Tiro Devanagari Hindi" fo:font-style="normal" officeooo:rsid="02476284" style:font-style-asian="normal" style:font-style-complex="normal"/>
    </style:style>
    <style:style style:name="T728" style:family="text">
      <style:text-properties officeooo:rsid="016e0f2c"/>
    </style:style>
    <style:style style:name="T729" style:family="text">
      <style:text-properties officeooo:rsid="016f02f2"/>
    </style:style>
    <style:style style:name="T730" style:family="text">
      <style:text-properties officeooo:rsid="017a5566"/>
    </style:style>
    <style:style style:name="T731" style:family="text">
      <style:text-properties officeooo:rsid="018706c4"/>
    </style:style>
    <style:style style:name="T732" style:family="text">
      <style:text-properties officeooo:rsid="018b7e6a"/>
    </style:style>
    <style:style style:name="T733" style:family="text">
      <style:text-properties officeooo:rsid="018dc43d"/>
    </style:style>
    <style:style style:name="T734" style:family="text">
      <style:text-properties officeooo:rsid="018f7315"/>
    </style:style>
    <style:style style:name="T735" style:family="text">
      <style:text-properties officeooo:rsid="019062eb"/>
    </style:style>
    <style:style style:name="T736" style:family="text">
      <style:text-properties officeooo:rsid="0192274b"/>
    </style:style>
    <style:style style:name="T737" style:family="text">
      <style:text-properties officeooo:rsid="01933919"/>
    </style:style>
    <style:style style:name="T738" style:family="text">
      <style:text-properties officeooo:rsid="0195857a"/>
    </style:style>
    <style:style style:name="T739" style:family="text">
      <style:text-properties officeooo:rsid="01974104"/>
    </style:style>
    <style:style style:name="T740" style:family="text">
      <style:text-properties officeooo:rsid="019e986a"/>
    </style:style>
    <style:style style:name="T741" style:family="text">
      <style:text-properties officeooo:rsid="01b4571e"/>
    </style:style>
    <style:style style:name="T742" style:family="text">
      <style:text-properties officeooo:rsid="022e65b5"/>
    </style:style>
    <style:style style:name="T743" style:family="text">
      <style:text-properties officeooo:rsid="022ef9da"/>
    </style:style>
    <style:style style:name="T744" style:family="text">
      <style:text-properties officeooo:rsid="022f9ec5"/>
    </style:style>
    <style:style style:name="T745" style:family="text">
      <style:text-properties officeooo:rsid="023077e7"/>
    </style:style>
    <style:style style:name="T746" style:family="text">
      <style:text-properties officeooo:rsid="023121c8"/>
    </style:style>
    <style:style style:name="T747" style:family="text">
      <style:text-properties officeooo:rsid="02314a86"/>
    </style:style>
    <style:style style:name="T748" style:family="text">
      <style:text-properties officeooo:rsid="023497d3"/>
    </style:style>
    <style:style style:name="T749" style:family="text">
      <style:text-properties officeooo:rsid="02360837"/>
    </style:style>
    <style:style style:name="T750" style:family="text">
      <style:text-properties officeooo:rsid="02374715"/>
    </style:style>
    <style:style style:name="T751" style:family="text">
      <style:text-properties officeooo:rsid="0237a899"/>
    </style:style>
    <style:style style:name="T752" style:family="text">
      <style:text-properties officeooo:rsid="0237e923"/>
    </style:style>
    <style:style style:name="T753" style:family="text">
      <style:text-properties officeooo:rsid="02392674"/>
    </style:style>
    <style:style style:name="T754" style:family="text">
      <style:text-properties officeooo:rsid="023c8e40"/>
    </style:style>
    <style:style style:name="T755" style:family="text">
      <style:text-properties officeooo:rsid="023da0b0"/>
    </style:style>
    <style:style style:name="T756" style:family="text">
      <style:text-properties officeooo:rsid="023eda08"/>
    </style:style>
    <style:style style:name="T757" style:family="text">
      <style:text-properties officeooo:rsid="02421e68"/>
    </style:style>
    <style:style style:name="T758" style:family="text">
      <style:text-properties fo:font-size="8pt" fo:font-weight="bold" style:font-size-asian="8pt" style:font-weight-asian="bold" style:font-name-complex="Tiro Devanagari Hindi" style:font-size-complex="8pt" style:font-weight-complex="bold"/>
    </style:style>
    <style:style style:name="T759" style:family="text">
      <style:text-properties fo:font-size="8pt" fo:font-weight="bold" style:font-size-asian="8pt" style:font-weight-asian="bold" style:font-name-complex="Tiro Devanagari Sanskrit" style:font-size-complex="8pt" style:font-weight-complex="bold"/>
    </style:style>
    <style:style style:name="T760" style:family="text">
      <style:text-properties fo:font-size="8pt" fo:font-weight="bold" style:font-size-asian="8pt" style:font-weight-asian="bold" style:font-size-complex="8pt" style:font-weight-complex="bold"/>
    </style:style>
    <style:style style:name="T761" style:family="text">
      <style:text-properties fo:font-size="8pt" fo:font-weight="normal" style:font-size-asian="8pt" style:font-weight-asian="normal" style:font-name-complex="Tiro Devanagari Hindi" style:font-size-complex="8pt" style:font-weight-complex="normal"/>
    </style:style>
    <style:style style:name="T762" style:family="text">
      <style:text-properties fo:font-size="8pt" style:font-size-asian="8pt" style:font-name-complex="Tiro Devanagari Sanskrit" style:font-size-complex="8pt"/>
    </style:style>
    <style:style style:name="T763"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26"> </text:span></text:p>
      <text:p text:style-name="P11"><text:span text:style-name="T626">गीता के प्रथम छः अध्याय मुख्यतः कर्म पर आधारित हैं; </text:span><text:span text:style-name="T38">अगले छः</text:span><text:span text:style-name="T626"> अध्याय मुख्यतः उपासना पर आधारित हैं; तथा अन्तिम </text:span><text:span text:style-name="T38">छः</text:span><text:span text:style-name="T39"> </text:span><text:span text:style-name="T626">अध्याय सर्वोच्च ज्ञान पर आधारित है।</text:span><text:span text:style-name="T627"> इन छह अध्यायों में वैदिक शास्त्रों की लगभग संपूर्ण शिक्षा समाहित है। इसलिए </text:span><text:span text:style-name="T40">भगवान</text:span><text:span text:style-name="T627"> शंकराचार्य ने इन्हें </text:span><text:span text:style-name="T629">समस्त-वेदार्थ-सार-संग्रह-भूतम्</text:span><text:span text:style-name="T627">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660"> चुने </text:span><text:span text:style-name="T41">थे। उनमें यह</text:span> प्रथम श्लोक<text:span text:style-name="T660"> </text:span>था।<text:span text:style-name="T661"> </text:span><text:span text:style-name="T42">कदाचित उन्होनें यह श्लोक इसलिए चुना होगा क्योंकि यह बिलकुल शुरुआत से शुरू होती है, शरीर—अन्नमय शरीर। शरीर को ही भगवान यहाँ </text:span><text:span text:style-name="T224">क्षेत्रम्</text:span><text:span text:style-name="T42"> कहकर संबोधित कर रहे हैं—</text:span><text:span text:style-name="T239">इदं शरीरं कौन्तेय क्षेत्रं इत्यभिधीयते </text:span><text:span text:style-name="T42">।</text:span></text:p>
      <text:h text:style-name="Subsection_20_within_20_shloka" text:outline-level="4">भगवान<text:span text:style-name="T662">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663"> लिया</text:span> था। कुछ दिनों बाद धान की फसल कटाई के लिए तैयार थी। तभी अचानक तीन दिन तक लगातार भारी बारिश हुई और पूरी फसल बर्बाद हो गई।<text:span text:style-name="T664">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65">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66"> के जल से</text:span><text:span text:style-name="T665"> उन्हें सींचता हूँ। पूर्ण वैराग्य ही वह बाड़ है जिसके द्वारा मैं अपनी फसल की रक्षा करता हूँ। शांति के दाने मेरे हृदय में हमेशा सुरक्षित रहते हैं।"</text:span><text:span text:style-name="T667"> इस तरह महात्मा ने उस किसान को दुःख से परे</text:span><text:span text:style-name="T669"> जाने का रास्ता दिखाया</text:span><text:span text:style-name="T667">।</text:span><text:span text:style-name="T668"> वास्तव में</text:span><text:span text:style-name="T671">,</text:span><text:span text:style-name="T668"> इसी कारण वे प्रतिदिन उस किसान से मिलने गये, और जब अवसर आया</text:span><text:span text:style-name="T670">, तो</text:span><text:span text:style-name="T672"> उन्होनें</text:span><text:span text:style-name="T670"> किसान को दुःख से मुक्त होने की विद्या प्रदान की</text:span><text:span text:style-name="T668">।</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673">, </text:span><text:span text:style-name="T630">इदं</text:span><text:span text:style-name="T673"> सर्वनाम शब्द से</text:span><text:span text:style-name="T679"> </text:span><text:span text:style-name="T673">शरीर को संबोधित किया गया है—अर्थात 'यह'।</text:span><text:span text:style-name="T674"> सटीक शब्दों</text:span><text:span text:style-name="T675"> मे कहें, तो शरीर एक चीज</text:span><text:span text:style-name="T676"> या वस्तु</text:span><text:span text:style-name="T675"> है; स्वयं नहीं।</text:span><text:span text:style-name="T677"> इस तत्व को इंगित करने के लिए भगवान कहते हैं, 'हे कौन्तेय, यह शरीर एक क्षेत्र है।'</text:span><text:span text:style-name="T678"> </text:span><text:span text:style-name="T651">क्षेत्रं</text:span><text:span text:style-name="T631"> </text:span><text:span text:style-name="T678">का अर्थ है खेत।</text:span><text:span text:style-name="T680"> शरीर भी गेहूँ या धान के खेत के समान, एक खेत ही है।</text:span><text:span text:style-name="T681"> यह वो खेत है जहाँ हमारे पूर्व कर्मों के बीज बोए हुए हैं और जहाँ इन कर्मों का फल </text:span><text:soft-page-break/><text:span text:style-name="T681">प्राप्त होता है।</text:span><text:span text:style-name="T682"> इसमें अनेक अनावश्यक कामनाओं के जंगली</text:span><text:span text:style-name="T740">-घास</text:span><text:span text:style-name="T682"> भी बिन बुलाये उग आते हैं।</text:span><text:span text:style-name="T683"> अच्छे अनाज के उगने और फलने-फूलने के लिए इन्हें हटाना आवश्यक है।</text:span></text:p>
      <text:p text:style-name="P52"/>
      <text:p text:style-name="P52">गीता<text:span text:style-name="T684"> </text:span><text:span text:style-name="T632">'धर्म-क्षेत्रे'</text:span><text:span text:style-name="T684"> पद से आरंभ होता है। कुरुक्षेत्र को भी धर्म-क्षेत्र कहते हैं। </text:span><text:span text:style-name="T652">क्षेत्र</text:span><text:span text:style-name="T632"> </text:span><text:span text:style-name="T684">का अर्थ मंदिर भी है</text:span><text:span text:style-name="T686">;</text:span><text:span text:style-name="T685"> एक पवित्र स्थल जहाँ भगवान की पूजा होती है। इस अर्थ से भी</text:span><text:span text:style-name="T687"> देखा जाए तो शरीर एक </text:span><text:span text:style-name="T653">क्षेत्र</text:span><text:span text:style-name="T633"> </text:span><text:span text:style-name="T687">है। श्रीमद्भागवत में कहा गया है कि भगवान ने सभी प्राणियों की रचना की</text:span><text:span text:style-name="T688">, परंतु</text:span><text:span text:style-name="T687"> वे अपनी रचना से संतुष्ट नही</text:span><text:span text:style-name="T688">ं हुए,</text:span><text:span text:style-name="T687"> क्योंकि उन</text:span><text:span text:style-name="T689"> प्राणियों की</text:span><text:span text:style-name="T687"> बुद्धि माया से परे जाकर ब्रह्म को साक्ष</text:span><text:span text:style-name="T689">ात्कार करने</text:span><text:span text:style-name="T687"> में सक्षम नहीं थी। फिर मनुष्य की रचना करने के पश्चात</text:span><text:span text:style-name="T703">,</text:span><text:span text:style-name="T633">देव </text:span><text:span text:style-name="T687">प्रसन्न हुए क्योंकि मनुष्य में ब्रह्म को समझने की बुद्धि थी</text:span><text:span text:style-name="T687"><text:note text:id="ftn1" text:note-class="footnote"><text:note-citation>१</text:note-citation><text:note-body><text:p text:style-name="P1"><text:span text:style-name="T691"><text:s/></text:span><text:span text:style-name="T725">ब्रह्मावलोकधिषणं</text:span><text:span text:style-name="T726"> मुदमाप देवः।</text:span><text:span text:style-name="T724"><text:tab/>श्री.भा.११.९.२८</text:span></text:p></text:note-body></text:note></text:span><text:span text:style-name="T687">।</text:span><text:span text:style-name="T697"> यही मनुष्य शरीर का वास्तविक प्रयोजन है, और इसी कारण यह </text:span><text:span text:style-name="T634">क्षेत्रं </text:span><text:span text:style-name="T697">अनमोल है।</text:span></text:p>
      <text:p text:style-name="P52"/>
      <text:p text:style-name="P52"><text:span text:style-name="T650">एतद्यो वेत्ति तं</text:span><text:span text:style-name="T654"> प्राहुः</text:span><text:span text:style-name="T697">।</text:span><text:span text:style-name="T698"> वह जो इस </text:span><text:span text:style-name="T642">शरीर</text:span><text:span text:style-name="T698"> के भीतर रहकर इसे प्रकाशित करता है।</text:span><text:span text:style-name="T699"> जो सिर से पैर तक उसमें व्याप्त है; तथा जो अपने को 'मैं-मैं' के रूप में जानता है—</text:span><text:span text:style-name="T635">वह</text:span><text:span text:style-name="T699"> </text:span><text:span text:style-name="T655">क्षेत्रज्ञ</text:span><text:span text:style-name="T635"> </text:span><text:span text:style-name="T699">कहलाता है।</text:span><text:span text:style-name="T700"> </text:span><text:span text:style-name="T636">क्षेत्रज्ञ </text:span><text:span text:style-name="T700">वह प्रकाशमय चेतना है जो शरीर को भीतर से सजीव बनाती है।</text:span><text:span text:style-name="T701"> संस्कृत में मूल शब्दांश </text:span><text:span text:style-name="T637">'ज्ञ' </text:span><text:span text:style-name="T701">का अर्थ है चेतना, प्रकाशक, जानने वाला, और इस प्रकार, जो </text:span><text:span text:style-name="T637">क्षेत्र </text:span><text:span text:style-name="T701">को प्रकाशित करता है, उसे </text:span><text:span text:style-name="T637">क्षेत्रज्ञ </text:span><text:span text:style-name="T701">कहते हैं।</text:span></text:p>
      <text:p text:style-name="P52"/>
      <text:p text:style-name="P53">शरीर एक मंदिर <text:span text:style-name="T702">है—</text:span><text:span text:style-name="T638">क्षेत्र</text:span><text:span text:style-name="T702">—और जो उस मंदिर के भीतर प्रकाशित होता है, वह देव </text:span><text:span text:style-name="T638">क्षेत्रज्ञ </text:span><text:span text:style-name="T702">है।</text:span><text:span text:style-name="T704">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628">क्षेत्र </text:span>है<text:span text:style-name="T704">, और </text:span><text:span text:style-name="T639">क्षेत्रज्ञ</text:span><text:span text:style-name="T705"> है इसके </text:span><text:span text:style-name="T704">भीतर की चेतना।</text:span><text:span text:style-name="T709"> इन्हें </text:span><text:span text:style-name="T640">प्रकृति </text:span><text:span text:style-name="T709">और </text:span><text:span text:style-name="T640">पुरुष </text:span><text:span text:style-name="T709">भी कहते हैं। सातवें अध्याय में </text:span><text:span text:style-name="T640">अपरा-प्रकृति </text:span><text:span text:style-name="T709">और </text:span><text:span text:style-name="T640">परा-प्रकृति </text:span><text:span text:style-name="T709">की चर्चा की गई थी।</text:span><text:span text:style-name="T710"> </text:span><text:span text:style-name="T641">क्षेत्र </text:span><text:span text:style-name="T710">ही </text:span><text:span text:style-name="T641">अपरा-प्रकृति </text:span><text:span text:style-name="T710">है, और </text:span><text:span text:style-name="T641">क्षेत्रज्ञ </text:span><text:span text:style-name="T710">ही </text:span><text:span text:style-name="T659">परा-प्रकृति</text:span><text:span text:style-name="T641"> </text:span><text:span text:style-name="T710">।</text:span></text:p>
      <text:p text:style-name="P54"/>
      <text:p text:style-name="P54">यह बताने के बाद कि शरीर और आत्मा पृथक हैं तथा शरीर के भीतर जो 'मैं-मैं' के रूप में अनुभव किया जाता है, उसे <text:span text:style-name="T628">क्षेत्रज्ञ</text:span>—प्रकाश देने वाला सिद्धांत—कहा जाता है, अब एक ऐसा<text:span text:style-name="T711"> </text:span>श्लोक आता है जो महावाक्य-उपदेश के समान है।</text:p>
      <text:h text:style-name="P4" text:outline-level="3">१३.<text:span text:style-name="T712">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12">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7">यहाँ</text:span><text:span text:style-name="T43"> अर्जुन को भगवान </text:span><text:span text:style-name="T225">भारत </text:span><text:span text:style-name="T43">कहकर संबोधित करते हैं, जिसका अर्थ है 'वह जो प्रकाश में आनंद लेता है'। </text:span><text:span text:style-name="T225">भाः </text:span><text:span text:style-name="T43">का अर्थ है प्रकाश, और </text:span><text:span text:style-name="T225">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5">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5"/>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8">ज्ञानं</text:span><text:span text:style-name="T241"> </text:span><text:span text:style-name="T287">है</text:span><text:span text:style-name="T37">।</text:span><text:span text:style-name="T45"> कुछ ज्यादा सीखने की आवश्यकता नहीं, ज्यादा रटने की आवश्यकता नहीं, बड़ी-बड़ी पुस्तकें पढने की आवश्यकता नहीं। </text:span><text:span text:style-name="T240">यत्तद् ज्ञानं मतं मम</text:span><text:span text:style-name="T45">—इस </text:span><text:span text:style-name="T226">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4"/>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2">सर्व क्षेत्रेषु</text:span><text:span text:style-name="T251">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5"/>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7">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8">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6"/>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29">ईश्वर </text:span><text:span text:style-name="T72">है।"</text:span><text:span text:style-name="T73"> यह गीता का महावाक्य है। भगवान शंकराचार्य ने इस श्लोक पर विस्तृत भाष्य लिखा है।</text:span></text:p>
      <text:p text:style-name="P58"/>
      <text:p text:style-name="P18"><text:span text:style-name="T243">क्षेत्रज्ञं</text:span><text:span text:style-name="T244">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0">क्षेत्रज्ञ </text:span><text:span text:style-name="T80">को, अपने भीतर की चेतना को </text:span><text:span text:style-name="T230">ईश्वर </text:span><text:span text:style-name="T80">के रूप में पहचान जाते हैं—समझ जाते हैं कि यही ब्रह्म है—तो आपके लिए और कोई </text:span><text:span text:style-name="T230">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59"/>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6">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4">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4">ज्ञातुम् द्रष्टुम् प्रवेष्टुम्</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4">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3">क्षेत्र</text:span><text:span text:style-name="T37"> को जीवंत करता है—मेरा अस्तित्व—वही अस्तित्व सारे ब्रह्माण्ड का आधार है।</text:span><text:span text:style-name="T97"> वह सारे प्राणियों का अस्तित्व है।' </text:span><text:span text:style-name="T247">क्षेत्रज्ञं चापि माम् विद्धि</text:span><text:span text:style-name="T97">—यह वाक्यांश, महावाक्य </text:span><text:span text:style-name="T235">'अहं ब्रह्मास्मि</text:span><text:span text:style-name="T97">' का अर्थ दर्शाता है</text:span><text:span text:style-name="T98">, तथा, </text:span><text:span text:style-name="T248">सर्व क्षेत्रेषु भारत </text:span><text:span text:style-name="T255"><text:s/></text:span><text:span text:style-name="T98">दर्शाता है </text:span><text:span text:style-name="T236">'अयम् आत्मा ब्रह्म</text:span><text:span text:style-name="T237">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2"/>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49">क्षेत्रज्ञं</text:span><text:span text:style-name="T250"> चापि माम् विद्धि</text:span><text:span text:style-name="T106">'’ कहकर यही बता रहे हैं।</text:span></text:p>
      <text:p text:style-name="P61"/>
      <text:h text:style-name="Subsection_20_within_20_shloka" text:outline-level="4"><text:span text:style-name="T713">निवृत्तिनाथ और</text:span><text:span text:style-name="T714">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1">स्वयंप्रकाश-चित—</text:span><text:span text:style-name="T86">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9">पहले ऐसा लगता है कि यहाँ दो हैं—</text:span><text:span text:style-name="T232">क्षेत्र </text:span><text:span text:style-name="T89">और </text:span><text:span text:style-name="T232">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5">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3">संसार</text:span><text:span text:style-name="T90"> से पूरी तरह मुक्त कर देता है। श्री शंकराचार्य ने अपने </text:span><text:span text:style-name="T233">भाष्य</text:span><text:span text:style-name="T90"> में इसे सुंदरता से व्यक्त किया है</text:span><text:span text:style-name="T90"><text:note text:id="ftn2" text:note-class="footnote"><text:note-citation>२</text:note-citation><text:note-body><text:p text:style-name="P1"><text:span text:style-name="T690"><text:s/></text:span><text:span text:style-name="T692">न च मिथ्याज्ञानं</text:span><text:span text:style-name="T693"> परमार्थवस्तु दूषयितुं समर्थम्। न हि ऊषरदेशं स्नेहेन</text:span><text:span text:style-name="T694">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17"> परमार्थवस्तु</text:span><text:span text:style-name="T233">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3">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23">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10">भगवान कहते हैं, </text:span><text:span text:style-name="T721">"</text:span><text:span text:style-name="T110">मुझसे संक्षेप मे क्षेत्र के बारे में सुनो।</text:span><text:span text:style-name="T721">"</text:span><text:span text:style-name="T722">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2">विकारी</text:span><text:span text:style-name="T253">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2">यत</text:span><text:span text:style-name="T256">ः</text:span><text:span text:style-name="T111">—संसार</text:span><text:span text:style-name="T114"> कहाँ से उत्पन्न हुआ है, कहाँ रहता है, और कहाँ फिर समा जाता है; </text:span><text:span text:style-name="T254">यत्</text:span><text:span text:style-name="T288">—जिससे सब कुछ बना</text:span><text:span text:style-name="T289"> हुआ है। एक बार</text:span><text:span text:style-name="T290"> यह जान जाने पर समझ आ जाता है कि सब कुछ एक ही दिव्य तत्व से निर्मित है।</text:span><text:span text:style-name="T291"> सारे शास्त्रों का प्रयोजन यही है। ब्रह्मसूत्रों में दूसरा सूत्र, </text:span><text:span text:style-name="T266">जन्माद्यस्य यतः</text:span><text:span text:style-name="T291">, इसी के बारे में है—सारा</text:span><text:span text:style-name="T292"> ब्रह्मांड, हमारा शरीर, मन, अहंकार—सब कुछ ब्रह्म से ही उत्पन्न हुआ है, ब्रह्म में ठहरता है, और ब्रह्म में ही लीन हो जाता है।</text:span><text:span text:style-name="T293"> यह जान लेने पर हम यह निष्कर्ष निकाल सकते हैं कि अभी भी, सभी ब्रह्म के अतिरिक्त और कुछ भी नहीं है।</text:span></text:p>
      <text:p text:style-name="P23"><text:span text:style-name="T293">उपनिषद् एक कदम औ</text:span><text:span text:style-name="T294">र आगे जाकर पूछते हैं, "ब्रह्म क्या है? </text:span><text:span text:style-name="T267">आनन्दो ब्रह्म</text:span><text:span text:style-name="T294">—ब्रह्म केवल आनंद ही</text:span><text:span text:style-name="T295"> है, परम</text:span><text:span text:style-name="T296"> आ</text:span><text:span text:style-name="T295">नंद।</text:span><text:span text:style-name="T297">" अन्य शिक्षाएं</text:span><text:span text:style-name="T298">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9"> ब्रह्माण्ड की कोई सीमा नहीं।</text:span><text:span text:style-name="T300"> जब हम हमारे शरीर की एक कोशिका के बारे में भी पूर्ण ज्ञान नहीं पा सकते, तब ब्रह्मांड के बारे में बात करने का क्या प्रयोजन? पूर्ण ज्ञान केवल आत्मा</text:span><text:span text:style-name="T303"> के </text:span><text:span text:style-name="T300">ज्ञान</text:span><text:span text:style-name="T303"> में</text:span><text:span text:style-name="T300"> है—वह आधार जिससे सभी नाम और रूप उत्पन्न होते हैं और जिसमें</text:span><text:span text:style-name="T301"> फिर विलीन</text:span><text:span text:style-name="T300"> होते हैं।</text:span><text:span text:style-name="T301"> जब आत्मा</text:span><text:span text:style-name="T304"> का</text:span><text:span text:style-name="T301"> ज्ञान प्राप्त होता है, तो प्रज्ञा स्थिर आधार पर स्थित हो जाती है—</text:span><text:span text:style-name="T268">स्थितप्रज्ञ</text:span><text:span text:style-name="T301">।</text:span><text:span text:style-name="T302"> ज्ञान का प्रयोजन केवल यही है। ज्ञान का प्रयोजन </text:span><text:span text:style-name="T269">क्षेत्र</text:span><text:span text:style-name="T302"> में नहीं, </text:span><text:span text:style-name="T269">क्षेत्रज्ञ</text:span><text:span text:style-name="T302"> में है।</text:span></text:p>
      <text:p text:style-name="P93"/>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94">अंतर्यामी के अनुभव के बारे में ऋषियों ने कई गीत गाए हैं—<text:span text:style-name="T650">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50">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50">ब्रह्मसूत्र-पदैश्चैव</text:span>।</text:p>
      <text:p text:style-name="P107"/>
      <text:p text:style-name="P99"><text:span text:style-name="T650">ब्रह्मसूत्र</text:span> शब्द का सामान्य अर्थ भगवान वेद-व्यास के <text:span text:style-name="T628">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34"><text:span text:style-name="T696">आत्मेत्येवोपासीत इत्येवमादिभिः ब्रह्मसूत्रपदैः।</text:span><text:span text:style-name="T695"><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28">ब्रह्मसूत्रपदैः</text:span> हैं।"</text:p>
      <text:p text:style-name="P99"/>
      <text:p text:style-name="P98"><text:soft-page-break/>सच्चिदानंदेन्द्र सरस्व्ती स्वामी कहते हैं, "इसका मतलब वो शब्द हैं जो ब्रह्म को इंगित करते हैं।" यदि हम <text:span text:style-name="T650">ब्रह्मसूत्रपदैः</text:span> का अर्थ व्यास-सूत्र लगाएँ, तो भी ठीक है। कई सूत्रों में भगवान व्यास ने क्षेत्रज्ञ के वास्तविक स्वरूप तथा <text:span text:style-name="T628">क्षेत्र</text:span> से उसकी सनातन पृथकता को इंगित किया है।</text:p>
      <text:p text:style-name="P98"/>
      <text:h text:style-name="P3" text:outline-level="3">१३.५-६</text:h>
      <text:p text:style-name="P127">महाभूतान्यहङ्कारो बुद्धिरवयक्तमेव च।</text:p>
      <text:p text:style-name="P127">इन्द्रियाणि दशैकं च पञ्च चेन्द्रियगोचराः॥</text:p>
      <text:p text:style-name="P127">इच्छा द्वेषः सुखं दुःखं सङ्घातश्चेतना धृतिः।</text:p>
      <text:p text:style-name="P127">एतत्क्षेत्रं समासेन सविकारमुदाहृतम्॥</text:p>
      <text:p text:style-name="P98"/>
      <text:p text:style-name="P27">पञ्चमहाभूत, अहंकार<text:span text:style-name="T729">-</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28"> </text:span><text:span text:style-name="T22">समूह</text:span>), चेतना, धैर्य—इस प्रकार संक्षेप में <text:span text:style-name="T628">क्षेत्र</text:span> और उसके अलग अलग रूपों का वर्णन किया गया है।</text:p>
      <text:p text:style-name="P27"/>
      <text:p text:style-name="P98">इन दो श्लोकों का विषय है <text:span text:style-name="T650">क्षेत्रं</text:span>। यह <text:span text:style-name="T628">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8"/>
      <text:p text:style-name="P98">तो फिर, आइए देखें कि यह शरीर किन चीजों से बना है। पहला है <text:span text:style-name="T650">अव्यक्त</text:span>। जीव में यह निद्रा के रूप में प्रकट होता है। वहाँ से महत् तत्त्व—ब्रह्मांडीय चेतना (ब्रह्मांडीय ‘मैं<text:span text:style-name="T730">-</text:span>हूँ’) उत्पन्न होता है। मानवीय जागरूकता में, यह <text:span text:style-name="T650">अहंकार</text:span> के रूप में है—यह अव्यक्त से प्रकट होने वाला पहला तत्व है। फिर आती है <text:span text:style-name="T650">बुद्धि</text:span>। तत्पश्चात आते हैं पञ्चमहाभूत—<text:span text:style-name="T650">महा</text:span><text:span text:style-name="T656">-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8"/>
      <text:p text:style-name="P100">भगवान ने पहले की कहा है कि शरीर-मन <text:span text:style-name="T650">क्षेत्र</text:span> है; एक कृषि क्षेत्र की तरह जिसमें फसल के साथ-साथ अवांछित पौधे भी उगते हैं। <text:span text:style-name="T650">इच्छा</text:span> और <text:span text:style-name="T650">द्वेष</text:span>, <text:span text:style-name="T650">सुख</text:span> और <text:span text:style-name="T650">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50">संघात</text:span> कहते हैं, तथा अनुभव करने वाला व्यक्तिगत-जागरूकता, <text:span text:style-name="T650">चेतना</text:span> है। इन सबके साथ <text:span text:style-name="T650">धृति</text:span>—दृढ संकल्प भी है। इस धृति के द्वारा—<text:span text:style-name="T628">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28">क्षेत्रं</text:span> संसार का ही<text:span text:style-name="T731"> </text:span>दूसरा नाम है, और <text:span text:style-name="T628">क्षेत्रज्ञ</text:span> मुक्ति है।</text:p>
      <text:p text:style-name="P100"/>
      <text:p text:style-name="P101">शरीर <text:span text:style-name="T650">क्षेत्रं</text:span> है।<text:span text:style-name="T732"> परंतु, यह शरीर आखिर में है क्या?</text:span><text:span text:style-name="T733"> गहन ध्यान करने वाले यह समझ लेंगे कि शरीर केवल यह मनोदैहिक जीव तक ही सीमित नहीं है।</text:span><text:span text:style-name="T734"> जो हमें बांध कर रखते हैं, जो हमारे वास्तविक</text:span><text:span text:style-name="T738"> अन</text:span><text:span text:style-name="T739">ंत</text:span><text:span text:style-name="T734"> स्वरूप को ढक कर रखते हैं, जो आनंद में बाधा बनते हैं</text:span><text:span text:style-name="T741">, </text:span><text:span text:style-name="T734">शरीर वो सब कुछ है।</text:span><text:span text:style-name="T735"> सरल शब्दों में कहा जाए, तो यह </text:span><text:span text:style-name="T645">संसार</text:span><text:span text:style-name="T736"> ही शरीर का दूसरा नाम है</text:span><text:span text:style-name="T737">; जिसे हम मृत्यु कहते हैं, वह शरीर का ही दूसरा नाम है—</text:span><text:span text:style-name="T643">क्षेत्र</text:span><text:span text:style-name="T644">ं</text:span><text:span text:style-name="T737">।</text:span></text:p>
      <text:p text:style-name="P100"/>
      <text:p text:style-name="P135"><text:span text:style-name="T318">क्षेत्र</text:span><text:span text:style-name="T319">ं में वह सब कुछ शामिल है जो हमें सीमित करते हैं। यह गहन चिंतन के लिए एक महान विषय है। इन दो श्लोकों में से पहला</text:span><text:span text:style-name="T320"> श्लोक</text:span><text:span text:style-name="T319"> (</text:span><text:span text:style-name="T372">महाभूतान्यहङ्कारो</text:span><text:span text:style-name="T319">...) भौतिक सीमाओं</text:span><text:span text:style-name="T320"> का</text:span><text:span text:style-name="T321"> वर्णन करता हैं, जिसमें वो चौबीस तत्व शामिल हैं जिनकी चर्चा हमने की है।</text:span><text:span text:style-name="T322"> शरीर पांच तत्वों, अहंकार, बुद्धि और अव्यक्त से बना हुआ है। इस अव्यक्त से सारे कर्म एक-एक करके, सही समय पर बाहर आते हैं। इस</text:span><text:span text:style-name="T323"> क्षेत्र में सारे </text:span><text:span text:style-name="T386">कर्म</text:span><text:span text:style-name="T323"> और </text:span><text:span text:style-name="T386">कर्मफल</text:span><text:span text:style-name="T323"> ठीक उसी प्रकार उगते हैं जैसे खेत में फसल और जंगली</text:span><text:span text:style-name="T324">-घास</text:span><text:span text:style-name="T323">।</text:span><text:span text:style-name="T325"> इन दोनो के</text:span><text:span text:style-name="T326"> उगने के कारण जीवन कभी सुखी होता</text:span><text:span text:style-name="T337"> है</text:span><text:span text:style-name="T326">, और कभी दुःखी।</text:span><text:span text:style-name="T327"> सुख </text:span><text:span text:style-name="T338">और दुःख</text:span><text:span text:style-name="T327"> अप्रत्याशित होते हैं—कभी हम</text:span><text:span text:style-name="T328"> कहते हैं कि ये ‘</text:span><text:span text:style-name="T330">आत्म-प्रयास’</text:span><text:span text:style-name="T328"> के कारण हैं, और कभी कहते हैं कि ये ‘भाग्य’ के कारण है</text:span><text:span text:style-name="T329">ं।</text:span><text:span text:style-name="T331"> जीवन इन्ही से बना हुआ है।</text:span><text:span text:style-name="T332"> इन चौबीस भौतिक तत्वों के बंधन कोई नहीं खोल सकता। व्यक्ति इनके बिना</text:span><text:span text:style-name="T333"> नहीं रह सकता।</text:span><text:span text:style-name="T334"> जब तक ज्ञानोदय नहीं हो जाता, तब तक हम इन तत्वों के कारागार में बंद हैं, जिनकी व्याख्या सांख्य-शास्त्र में की गई है।</text:span></text:p>
      <text:p text:style-name="P102"/>
      <text:p text:style-name="P136"><text:soft-page-break/><text:span text:style-name="T334">अगला</text:span><text:span text:style-name="T335"> श्लोक (</text:span><text:span text:style-name="T373">इच्छा द्वेषः सुखं दुःखं...</text:span><text:span text:style-name="T335">)</text:span><text:span text:style-name="T336"> परस्पर संवादात्मक संसार का</text:span><text:span text:style-name="T339"> वर्णन करते हैं</text:span><text:span text:style-name="T340">। संसार के साथ हमारी परस्पर क्रियाओं</text:span><text:span text:style-name="T341"> </text:span><text:span text:style-name="T340">के परिणामस्वरूप हम इच्छा, द्वेष, सुख और दुःख का अनुभव करते हैं।</text:span><text:span text:style-name="T342"> स्वप्न</text:span><text:span text:style-name="T348">-</text:span><text:span text:style-name="T342">दुनिया, स्वप्न</text:span><text:span text:style-name="T348">-</text:span><text:span text:style-name="T342">व्यक्ति और स्वप्न</text:span><text:span text:style-name="T348">-</text:span><text:span text:style-name="T342">अनुभव—सब कुछ एक ही है—वे सब स्वप्न के ही अंग है—तथापि</text:span><text:span text:style-name="T343">, स्वप्न देखने वाला व्यक्ति स्वप्न देखता है, स्वाप्निक-सुगंध सूंघता है</text:span><text:span text:style-name="T344"> इत्यादि।</text:span><text:span text:style-name="T345"> स्वप्न की</text:span><text:span text:style-name="T346"> अवस्था </text:span><text:span text:style-name="T345">में, स्वप्न देखने वाला, और स्वप्न के दृश्य अलग अलग प्रतीत होते हैं, दृष्टा</text:span><text:span text:style-name="T346"> और दृश्य के रूप में।</text:span><text:span text:style-name="T347"> जाग्रत में भी वैसा ही होता</text:span><text:span text:style-name="T349"> </text:span><text:span text:style-name="T347">है।</text:span></text:p>
      <text:p text:style-name="P103"/>
      <text:p text:style-name="P136"><text:span text:style-name="T374">सङ्घात</text:span><text:span text:style-name="T375">ः</text:span><text:span text:style-name="T347">—अर्थात इन</text:span><text:span text:style-name="T350"> चौबीस तत्वों के संग्रह</text:span><text:span text:style-name="T351"> रूपी भौतिक सीमाओं, तथा</text:span><text:span text:style-name="T352">, </text:span><text:span text:style-name="T370">आसक्ति</text:span><text:span text:style-name="T352">, द्वेष, आदि परस्पर-क्रियात्मक सीमाओं</text:span><text:span text:style-name="T350"> के कारण</text:span><text:span text:style-name="T352"> हम इस शरीर को ‘मैं’ समझने की भूल कर बैठते हैं।</text:span><text:span text:style-name="T353"> इस </text:span><text:span text:style-name="T376">भावना</text:span><text:span text:style-name="T353"> को चेतना </text:span><text:span text:style-name="T350">कहते है</text:span><text:span text:style-name="T353">ं</text:span><text:span text:style-name="T354">, और इससे </text:span><text:span text:style-name="T377">धृति</text:span><text:span text:style-name="T354"> उत्पन्न होती है—बाहर जाने की इच्छा, आनंद लेने की इच्छा, कार्य आरंभ करने की इच्छा</text:span><text:span text:style-name="T353">।</text:span><text:span text:style-name="T355"> इसी से </text:span><text:span text:style-name="T387">संसार</text:span><text:span text:style-name="T355"> उत्पन्न होता है।</text:span></text:p>
      <text:p text:style-name="P104"/>
      <text:p text:style-name="P137"><text:span text:style-name="T355">इन</text:span><text:span text:style-name="T356"> सब तत्वों का वर्णन करने का उद्देश्य केवल यह बताना ही है कि </text:span><text:span text:style-name="T388">संसार</text:span><text:span text:style-name="T356"> के अतिरिक्त यह </text:span><text:span text:style-name="T378">क्षेत्र</text:span><text:span text:style-name="T356"> और कुछ नहीं है।</text:span><text:span text:style-name="T357"> श्री</text:span><text:span text:style-name="T358">कृष्ण</text:span><text:span text:style-name="T357"> ने पहले ही बता दिया है कि </text:span><text:span text:style-name="T389">क्षेत्रज्ञ</text:span><text:span text:style-name="T357"> ही ईश्वर हैं</text:span><text:span text:style-name="T359">; </text:span><text:span text:style-name="T390">क्षेत्रज्ञ</text:span><text:span text:style-name="T359"> ब्रह्म है</text:span><text:span text:style-name="T360">; </text:span><text:span text:style-name="T391">क्षेत्रज्ञ</text:span><text:span text:style-name="T360"> </text:span><text:span text:style-name="T391">निर्वाण</text:span><text:span text:style-name="T360"> का दूसरा नाम है</text:span><text:span text:style-name="T359">।</text:span><text:span text:style-name="T361"> जिस क्षण हम </text:span><text:span text:style-name="T392">क्षेत्रज्ञ</text:span><text:span text:style-name="T361"> का साक्षात्कार कर लेते हैं, उसी क्षण </text:span><text:span text:style-name="T392">क्षेत्र</text:span><text:span text:style-name="T393">ं</text:span><text:span text:style-name="T361"> गायब हो जाता है</text:span><text:span text:style-name="T362">, अर्थात, उसका अस्तित्व नहीं रहता</text:span><text:span text:style-name="T361">। </text:span><text:span text:style-name="T363">जब तक हम क्षेत्रं में फँसे रहते हैं, </text:span><text:span text:style-name="T361">तब तक</text:span><text:span text:style-name="T363"> हमें </text:span><text:span text:style-name="T394">क्षेत्रज्ञ</text:span><text:span text:style-name="T363"> का ज्ञान नहीं होगा—उस दिव्य तत्व का</text:span><text:span text:style-name="T364"> ज्ञान नहीं होगा जो हमारे भीतर ही छिपा हुआ है</text:span><text:span text:style-name="T363">।</text:span><text:span text:style-name="T365"> यही रहस्य है।</text:span><text:span text:style-name="T366"> जब हम </text:span><text:span text:style-name="T395">क्षेत्रं</text:span><text:span text:style-name="T366"> के परे जाकर क्षेत्रज्ञ का साक्षात्कार करेंगे, केवल तब </text:span><text:span text:style-name="T395">क्षेत्रं </text:span><text:span text:style-name="T366">हम पर से अपनी पकड़ छोड़ेगा।</text:span></text:p>
      <text:p text:style-name="P105"/>
      <text:p text:style-name="P137"><text:span text:style-name="T366">इस श्लोक के आगे,</text:span><text:span text:style-name="T367"> भगवान उस साधना का वर्णन करते हैं जिसके माध्यम से हम स्वयं को </text:span><text:span text:style-name="T396">क्षेत्रं</text:span><text:span text:style-name="T367"> की बिच्छू जैसी पकड़ से मुक्त कर सकेंगे—वह पकड़ जिसने हमें </text:span><text:span text:style-name="T396">जाग्रत</text:span><text:span text:style-name="T367">, </text:span><text:span text:style-name="T396">स्वप्न</text:span><text:span text:style-name="T367"> और </text:span><text:span text:style-name="T396">सुषुप्ति</text:span><text:span text:style-name="T367"> की तीन अवस्थाओं के सम्मोहन में बांध रखा है।</text:span><text:span text:style-name="T368"> किसी न किसी तरह हमें इनके परे जाना होगा। इसके लिए हमें अपने ऊपर से अहंकार की पकड़ को हटाना होगा।</text:span><text:span text:style-name="T369"> इसी उद्देश्य से विभिन्न दिव्य गुणों की गणना की जा रही है; ये हमारे मन को शुद्ध करेंगे और हमें आत्मसाक्षात्कार कराएंगे।</text:span></text:p>
      <text:p text:style-name="P106"/>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28"><text:span text:style-name="T569">इस श्लोक से</text:span><text:span text:style-name="T570"> आगे</text:span><text:span text:style-name="T569">,</text:span><text:span text:style-name="T570"> भगवान </text:span><text:span text:style-name="T571">कुछ गुणों की चर्चा करते हैं, जो हमें विकसित करने चाहिए। ये गुण हमें धीरे-धीरे शुद्ध करके, हमें </text:span><text:span text:style-name="T613">क्षेत्र</text:span><text:span text:style-name="T614"> </text:span><text:span text:style-name="T371">(संसार) </text:span><text:span text:style-name="T571">की पकड़ से छूट कर </text:span><text:span text:style-name="T613">क्षेत्रज्ञ</text:span><text:span text:style-name="T572"> </text:span><text:span text:style-name="T410">(चैतन्य)</text:span><text:span text:style-name="T411"> </text:span><text:span text:style-name="T571">को जानने के योग्य बना देंगे।</text:span><text:span text:style-name="T573"> ये श्लोक साधकों के लिए अति उपकारी हैं।</text:span></text:p>
      <text:p text:style-name="P117"/>
      <text:p text:style-name="P129"><text:span text:style-name="T573">पहला</text:span><text:span text:style-name="T574"> गुण है </text:span><text:span text:style-name="T620">अमानित्वम्</text:span><text:span text:style-name="T574">—</text:span><text:span text:style-name="T575">विनम्रता।</text:span><text:span text:style-name="T576"> </text:span><text:span text:style-name="T615">मान </text:span><text:span text:style-name="T576">का अर्थ है स्वयं का बहुत महत्व मानना—‘मैं महान हूँ’, </text:span><text:span text:style-name="T413">‘</text:span><text:span text:style-name="T576">मैं फलाँ हूँ’।</text:span><text:span text:style-name="T577"> अपने आपको </text:span><text:span text:style-name="T576">बड़ा आदमी समझना</text:span><text:span text:style-name="T577"> ही मान है।</text:span><text:span text:style-name="T578"> यह मानव मन पर आक्रमण करने वाली सबसे पीड़ादायक त्रुटियों में से एक है। जो व्यक्ति अपने आपका बहुत मान समझता है, वह निश्चित ही जीवन में दुःख झेलेगा।</text:span><text:span text:style-name="T579"> </text:span><text:span text:style-name="T580">जब उसकी आत्म-छवि को चुनौती मिलती है, तो उसे अवश्य ठेस पहुँचती है।</text:span><text:span text:style-name="T581"> इस तरह मान </text:span><text:span text:style-name="T616">व्यक्ति</text:span><text:span text:style-name="T581"> को दुःख के साथ</text:span><text:span text:style-name="T582">, </text:span><text:span text:style-name="T617">क्षेत्र</text:span><text:span text:style-name="T582"> अथवा संसार के साथ</text:span><text:span text:style-name="T581"> ही बाँधे रखता है। इसलिए भगवा</text:span><text:span text:style-name="T582">न ने </text:span><text:span text:style-name="T621">अमानित्वम्</text:span><text:span text:style-name="T582"> को पहला स्थान दिया है।</text:span></text:p>
      <text:p text:style-name="P118"/>
      <text:p text:style-name="P130"><text:span text:style-name="T617">मान </text:span><text:span text:style-name="T582">जीवन में</text:span><text:span text:style-name="T569"> बहुत सी कठिनाइयाँ पैदा करता है, विशेषतः उन लोगों के लिए जो प्रसिद्ध बन जाते हैं।</text:span><text:span text:style-name="T583"> वे भीतर से इतने भारी महसूस करते हैं कि वे दुनिया में स्वतंत्रता से घूम-फ़िर भी नहीं सकते।</text:span><text:span text:style-name="T584"> प्रायः राजे, राजनेता, प्रसिद्ध धार्मिक नेता और मशहूर हस्तियां इस वायरस का शिकार हो जाते हैं।</text:span><text:span text:style-name="T585"> दूसरी ओर, एक विनम्र व्यक्ति सदैव स्वतंत्रता के साथ</text:span><text:span text:style-name="T586">, बिना अपनी स्थिति की चिंता किए</text:span><text:span text:style-name="T585"> घूम-फ़िर सकता है।</text:span><text:span text:style-name="T587"> नाचीज अथवा सामान्य मनुष्य होना ही शांति का सबसे सरल मार्ग है।</text:span><text:span text:style-name="T588"> मन की अद्भुत, स्वनिर्मित छवियाँ मात्र भ्रम हैं।</text:span><text:span text:style-name="T589"> स्वयं की कोई छवि न होना ही </text:span><text:span text:style-name="T622">अमानित्वम्</text:span><text:span text:style-name="T618"> </text:span><text:span text:style-name="T589">है।</text:span><text:span text:style-name="T590"> जिस व्यक्ति में यह गुण है, वह स्वयं को महत्वपूर्ण व्यक्ति नहीं समझता।</text:span><text:span text:style-name="T591"> वह निर्दोष रहता है और अपने को हल्का रखता है। ऐसा विनम्र व्यक्ति माया के जाल से आसानी से निकल जाता है। विष्णुसहस्रनाम में भगवान के दो नाम हैं,</text:span><text:span text:style-name="T619">अमानी मानदः</text:span><text:span text:style-name="T591">—विनम्र, सबका सम्मान करने वाला।</text:span><text:span text:style-name="T592"> साधक को ऐसा ही होना चाहिए।</text:span><text:span text:style-name="T593"> </text:span><text:soft-page-break/><text:span text:style-name="T593">उसे अपने आप पर गर्व नहीं करना चाहिए, और सबका सम्मान करना चाहिए।</text:span><text:span text:style-name="T594"> यह सम्मान दिखाई देने वाले शरीर या मन के लिए नहीं अपितु अंतर्यामी के लिए है।</text:span><text:span text:style-name="T595"> यही इस गुण का सार है।</text:span></text:p>
      <text:p text:style-name="P119"/>
      <text:h text:style-name="P138" text:outline-level="4"><text:span text:style-name="T715">अमानित्वम्—का</text:span><text:span text:style-name="T716">ंची के संत चंद्रशेखरेन्द्र स्वामी</text:span></text:h>
      <text:p text:style-name="P131"><text:span text:style-name="T596">का</text:span><text:span text:style-name="T597">ंचीपुरम् के </text:span><text:span text:style-name="T596">महान संत चंद्र</text:span><text:span text:style-name="T597">शेखरेन्द्र</text:span><text:span text:style-name="T598"> सरस्वती कई सालों तक कांची शंकराचार्य मठ के अधिपति रहे।</text:span><text:span text:style-name="T599"> मठ की परंपरा का पालन करते हुए, वे जब यात्रा पर जाते तो उनके साथ हाथिया</text:span><text:span text:style-name="T602">ं</text:span><text:span text:style-name="T599">, ऊँट, घोड़े</text:span><text:span text:style-name="T601">, </text:span><text:span text:style-name="T600">कई सहायक</text:span><text:span text:style-name="T601"> और अनुयायी</text:span><text:span text:style-name="T600"> भी चलते थे।</text:span><text:span text:style-name="T601">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02"> उन्होंने कभी वाहन का उपयोग नहीं किया, बल्कि पैदल चलना पसंद किया। कई वर्षों तक वे अवधूत की तरह रहे।</text:span><text:span text:style-name="T603"> इसे कहते हैं </text:span><text:span text:style-name="T623">अमानित्वम्</text:span><text:span text:style-name="T603">। भले ही व्यक्ति किसी महत्वपूर्ण पद पर हो,</text:span><text:span text:style-name="T604"> यदि वह </text:span><text:span text:style-name="T603">शांत, स्वतंत्र और हल्का</text:span><text:span text:style-name="T604"> रहना चाहता है, तो </text:span><text:span text:style-name="T603">अपना असली स्वरूप कभी भी न भूलना अति आवश्यक है।</text:span></text:p>
      <text:p text:style-name="P120"/>
      <text:p text:style-name="P132"><text:span text:style-name="T603">संत दत्तात्रेय की</text:span><text:span text:style-name="T605"> कथा श्रीमद्भागवत में है। एक बार वे स्वतंत्र भ्रमण करते हुए, लोगों</text:span><text:span text:style-name="T606"> पर </text:span><text:span text:style-name="T605">अपनी उपस्थिति से ही</text:span><text:span text:style-name="T607"> </text:span><text:span text:style-name="T605">अनुग्रह कर रहे थे।</text:span><text:span text:style-name="T608"> जब उन्होनें देखा कि लोगों को अपनी भावनाओं के बोझ के कारण भारी संघर्ष करना पड़ता है, तब उन्हें लगा, </text:span><text:span text:style-name="T412">‘</text:span><text:span text:style-name="T608">हाए, कितने बंधनों में हैं ये लोग। यहाँ तक कि धार्मिक लोग भी धर्मोपदेश और कल्पित आत्म-प्रशंसा के कारण बंधे हुए हैं<text:tab/>।’ </text:span><text:span text:style-name="T609">इस सोच के साथ वे एक गाँव के भीतर से गुज़र रहे थे।</text:span><text:span text:style-name="T610"> वहाँ उन्होनें देखा कि एक प्रसन्न बालक, अपने शरीर पर बिना कोई ध्यान दिए, नंगा दौड़ रहा है। उसकी हंसी </text:span><text:span text:style-name="T611">की ध्वनि एक कल-कल करती हुई नदी के समान प्रतीत हो रही थी</text:span><text:span text:style-name="T610">।</text:span><text:span text:style-name="T611"> संत ने गाया,</text:span></text:p>
      <text:p text:style-name="P121"/>
      <text:p text:style-name="P123">न मे मानापमानौ स्तो न चिन्ता गेहपुत्रिणाम्।</text:p>
      <text:p text:style-name="P133"><text:span text:style-name="T612">आत्मक्रीड आत्मरतिर्विचरामीह बालवत्॥</text:span><text:span text:style-name="T611"><text:tab/>श्री.भा.११.९.३</text:span></text:p>
      <text:p text:style-name="P125">मैं न तो मान-अपमान की चिंता करता हूँ, न ही मुझे घर-परिवार और बच्चों की चिंता है। मैं बालक की तरह केवल आत्मा में ही रमण और आनंद करता हुआ घूमता हूँ।</text:p>
      <text:p text:style-name="P122"/>
      <text:p text:style-name="P124">बच्चे वास्तव में गुरु हैं, जिनसे साधु को भी आनंद, स्वतंत्रता, विनम्रता का पाठ सीख सकते है।</text:p>
      <text:p text:style-name="P124"/>
      <text:p text:style-name="Standard_20_hindi_20_text">अगला<text:span text:style-name="T742"> है </text:span><text:span text:style-name="T657">अदम्भित्वम्</text:span><text:span text:style-name="T742">। दम्भ का</text:span><text:span text:style-name="T743"> अर्थ है घमण्ड।</text:span><text:span text:style-name="T744"> यह अहंकार का ही एक रूप है।</text:span><text:span text:style-name="T745"> सच्चे भक्त मे घमण्ड नहीं होता।</text:span><text:span text:style-name="T746"> वह विनयी और निष्कपट होता है।</text:span><text:span text:style-name="T747"> जब हृदय में भक्ति जागती है, तो </text:span><text:span text:style-name="T646">अमानित्वम्</text:span><text:span text:style-name="T747"> और </text:span><text:span text:style-name="T646">अदम्भित्वम् </text:span><text:span text:style-name="T747">खिल उठते हैं।</text:span><text:span text:style-name="T748">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49"> दम्भ कभी-कभी प्रसिद्धि और मान्यता की अत्यधिक इच्छा के रूप में भी प्रकट होता है।</text:span><text:span text:style-name="T750"> <text:s/>किसी व्यक्ति, विशेष कर आध्यात्मिक साधक के लिए यह सबसे ओछी इच्छाओं में से एक है।</text:span><text:span text:style-name="T751"> प्रायः लोग किसी व्यक्ति का मूल्यांकन उसकी प्रसिद्धि के आधार पर करते हैं।</text:span><text:span text:style-name="T752"> जो व्यक्ति प्रसिद्धि चाहता है, वह दूसरों को प्रोत्साहित करता है कि वे उसके बारे में <text:s/>प्रशंसाजनक बातें बोलें और लिखें।</text:span><text:span text:style-name="T753"> यह कुरुप अहंकार ही </text:span><text:span text:style-name="T647">दम्भ </text:span><text:span text:style-name="T753">है।</text:span><text:span text:style-name="T754"> इंटरनेट के इन दिनों में, विज्ञापित महिमा की महामारी बहुत</text:span><text:span text:style-name="T755"> फैल </text:span><text:span text:style-name="T754"><text:s/>गई है।</text:span><text:span text:style-name="T756"> संत जनता की नजर से दूर भागते हैं। वे कभी भी प्रसिद्धि की ओर नहीं जाते। जीवनमुक्त वही है जिसने अपने आप को माया के बंधन से छुड़ा लिया है।</text:span></text:p>
      <text:p text:style-name="P124"/>
      <text:p text:style-name="P124">अगला<text:span text:style-name="T757"> है </text:span><text:span text:style-name="T658">अहिंसा</text:span><text:span text:style-name="T706">—विचार, बातों या कर्म से किसी को भी, यहां तक ​​कि स्वयं को भी, चोट नहीं पहुंचाना।</text:span><text:span text:style-name="T707"> महाभारत में कहा गया है, </text:span><text:span text:style-name="T727">“</text:span><text:span text:style-name="T648">अहिंसा परमो धर्मः—अहिंसा</text:span><text:span text:style-name="T649"> </text:span><text:span text:style-name="T708">ही परम </text:span><text:span text:style-name="T649">धर्म</text:span><text:span text:style-name="T708"> है।</text:span><text:span text:style-name="T707">”</text:span></text:p>
      <text:p text:style-name="P126"/>
      <text:h text:style-name="Subsection_20_within_20_shloka" text:outline-level="4"><text:span text:style-name="T715">अहिंसा—गा</text:span><text:span text:style-name="T717">ँधी-जी और पठान</text:span></text:h>
      <text:p text:style-name="P12"><text:span text:style-name="T238">अहिंसा</text:span><text:span text:style-name="T115"> </text:span><text:span text:style-name="T116">पूर्ण निर्भयता है।</text:span><text:span text:style-name="T117"> केवल पूर्ण रूप से निर्भय व्यक्ति ही अहिंसा के योग्य होता है।</text:span><text:span text:style-name="T118"> गाँधीजी अहिंसा को बहुत महत्व देते थे। वे अहिंसा के पैगम्बर थे।</text:span><text:span text:style-name="T119"> इससे संबंधित एक अद्भुत घटना श्री एकनाथ ईश्वरन द्वारा वर्णित है। एक बार गाँधीजी उत्तर-पश्चिमी</text:span><text:span text:style-name="T120">-</text:span><text:span text:style-name="T119">सीमांत</text:span><text:span text:style-name="T120">-</text:span><text:span text:style-name="T119">प्रांत गए, जो खैबर घाटी के पास </text:span><text:span text:style-name="T163">अगम्य</text:span><text:span text:style-name="T119"> पर्वतों के बीच स्थित है।</text:span><text:span text:style-name="T121"> स्थानीय लोग, पठान, अपने आक्रामक स्वभाव के लिए जाने जाते थे।</text:span><text:span text:style-name="T122"> ‘आँख के बदले आँख और दाँत के बदले दाँत’ उनकी जीवन</text:span><text:span text:style-name="T123">-</text:span><text:span text:style-name="T122">पद्धति थी।</text:span><text:span text:style-name="T124"> वे बहादुर और भयंकर योद्धा थे।</text:span><text:span text:style-name="T125"> जब लोगों को पता चला कि गाँधीजी वहाँ का दौरा करना चाहते हैं, तो लोगों को उनकी सुरक्षा के बारे में चिंता हुई।</text:span><text:span text:style-name="T126"> कई लोगों ने उन्हे</text:span><text:span text:style-name="T127"> चेतावनी देते हुए</text:span><text:span text:style-name="T126"> </text:span><text:soft-page-break/><text:span text:style-name="T126">कहा कि वहाँ के निवासी हिंसक स्वभाव</text:span><text:span text:style-name="T128"> के </text:span><text:span text:style-name="T126">हैं</text:span><text:span text:style-name="T129">।</text:span><text:span text:style-name="T130"> उनके मित्रों ने उन्हे यह कहकर हतोत्साहित करने के लिए उनसे कहा</text:span><text:span text:style-name="T137">, “</text:span><text:span text:style-name="T130">वहाँ जाकर क्या फ़ायदा? वे तो केवल लड़ना जानते हैं।” गाँधीजी ने उत्तर दिया, “मैं भी लड़ाकू हूँ। मैं उन्हें बिना हिंसा और भय के लड़ना सिखाना चाहता हूँ।</text:span><text:span text:style-name="T131">”</text:span></text:p>
      <text:p text:style-name="P69"/>
      <text:p text:style-name="P29"><text:span text:style-name="T132">जब गाँधीजी वहाँ पहुँचे, तो उस केवल धोती</text:span><text:span text:style-name="T133"> पहने हुए छोटी कद-काठी वाले आदमी को देखने</text:span><text:span text:style-name="T134">, </text:span><text:span text:style-name="T132">कंधों पर बन्दूक उठाए हुए पठानों का एक भयावह समूह</text:span><text:span text:style-name="T133"> जमा हो गई।</text:span><text:span text:style-name="T132"> गाँधीजी</text:span><text:span text:style-name="T135"> ने शांति से उन्हे पूछा, </text:span><text:span text:style-name="T136">“</text:span><text:span text:style-name="T135">क्या आप लोग भयभीत हैं? नहीं तो बन्दूकें उठाकर क्यों चल रहे हैं?”</text:span><text:span text:style-name="T137"> यह सुनकर वो लोग स्तब्ध रह गए, और गाँधीजी को बस देखते रह गए। उन</text:span><text:span text:style-name="T138"> लोगों से</text:span><text:span text:style-name="T137"> किसी ने कभी इस तरह बात करने की हिम्मत नहीं की थी।</text:span><text:span text:style-name="T139"> गाँधीजी ने आगे कहा, “मुझे कोई भय नहीं है। इसीलिए मैं निहत्था हूँ। </text:span><text:span text:style-name="T270">अहिंसा</text:span><text:span text:style-name="T139">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0">उनके नेतृत्व में पठान लोग गाँधीजी के प्रेम के मार्ग के सबसे साहसी अनुयायियों में से एक बन गये।</text:span></text:p>
      <text:p text:style-name="P70"/>
      <text:p text:style-name="P30"><text:span text:style-name="T257">क्षा</text:span><text:span text:style-name="T258">ंतिः</text:span><text:span text:style-name="T141">—सहनशक्ति;</text:span><text:span text:style-name="T142"> यह साधक के लिए अनिवार्य गुण है।</text:span><text:span text:style-name="T143"> नियति द्वारा लाए गए सभी पीड़ाओं और कष्टों को सुलझाने की एकमात्र शक्ति यही है।</text:span><text:span text:style-name="T144"> व्यक्ति को चाहिए कि भाग्य-वश जो कोई</text:span><text:span text:style-name="T146"> कष्ट</text:span><text:span text:style-name="T144"> उसके पास आता है, वह उसका</text:span><text:span text:style-name="T147"> </text:span><text:span text:style-name="T144">सहन करके,</text:span><text:span text:style-name="T145"> उसे निगल कर पचा</text:span><text:span text:style-name="T146"> डाले और उससे मुक्त हो</text:span><text:span text:style-name="T148"> जाए।</text:span><text:span text:style-name="T149"> सभी ऋषियों में यह गुण था; यह एक आभूषण की तरह था जो उन्हें सुशोभित करता था।</text:span><text:span text:style-name="T150"> यह गुण आत्मसाक्षात्कार के बाद भी बहुत सहायक होता है, क्योंकि शरीर-मन उसके बाद भी अपना स्वभाव बनाए रखते हैं।</text:span><text:span text:style-name="T151"> ज्ञानी महात्मा को भी</text:span><text:span text:style-name="T152">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9">आर्जवम्</text:span><text:span text:style-name="T152">—</text:span><text:span text:style-name="T153">ईमानदारी</text:span><text:span text:style-name="T154">, सरलता। भक्त के व्यवहार में दोगलापन या मिथ्याचार नहीं होता। एक प्रसिद्ध तमिल संत के गीत में कहा गया है कि </text:span><text:span text:style-name="T155">हमें ऐसे लोगों के साथ संगति नहीं करनी चाहिए जो कहते कुछ हैं लेकिन उनका मतलब कुछ और होता है—</text:span><text:span text:style-name="T271">उळ् ओण्डृ वैत्त् पुरम् ओण्डृ पेसुवार्</text:span><text:span text:style-name="T155">।</text:span></text:p>
      <text:p text:style-name="P72"/>
      <text:p text:style-name="P30"><text:span text:style-name="T155">अगला</text:span><text:span text:style-name="T156"> गुण है </text:span><text:span text:style-name="T260">आचर्योपासनम्</text:span><text:span text:style-name="T156">—इसका मतलब है आचार्य के समीप रहकर उनकी उपासना करन, उन्हे ईश्वर मानना।</text:span><text:span text:style-name="T157"> जब व्यक्ति में दिव्य गुण उत्पन्न होते हैं, तब वह एक प्रामाणिक आचार्य, अथवा उच्चतम कोटि के ऋषि के संपर्क में आता है।</text:span><text:span text:style-name="T158">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9"> ऐसी स्थिति में व्याकुल जीव प्रबुद्ध महात्मा को अपनी ओर खींच लाता है।</text:span><text:span text:style-name="T160"> भक्त सच्चे आचार्य को मिलकर उनसे शास्त्रों को सीख कर अपने में</text:span><text:span text:style-name="T161"> समा लेता</text:span><text:span text:style-name="T160"> है—</text:span><text:span text:style-name="T272">श्रुति</text:span><text:span text:style-name="T160">—और वह आचार्य की</text:span><text:span text:style-name="T161"> स्थिति को भी</text:span><text:span text:style-name="T162"> अपने भीतर</text:span><text:span text:style-name="T161"> सोख लेता है—</text:span><text:span text:style-name="T273">ब्रह्मनिष्ठा</text:span><text:span text:style-name="T161">—ब्रह्म में दृढ निवास।</text:span></text:p>
      <text:p text:style-name="P73"/>
      <text:h text:style-name="Subsection_20_within_20_shloka" text:outline-level="4"><text:span text:style-name="T715">सच्चा</text:span><text:span text:style-name="T718"> भक्त आचार्य-भक्त है</text:span></text:h>
      <text:p text:style-name="P32"><text:span text:style-name="T164">सच्चे</text:span><text:span text:style-name="T165"> भक्त में प्रायः आचार्य के प्रति भक्ति होती है।</text:span><text:span text:style-name="T166"> किसी ने महान </text:span><text:span text:style-name="T274">जीवनमुक्त,</text:span><text:span text:style-name="T305"> शृङ्गेरी के</text:span><text:span text:style-name="T274"> </text:span><text:span text:style-name="T305">स्वामी</text:span><text:span text:style-name="T306"> </text:span><text:span text:style-name="T166">चन्द्रशेखर भारती </text:span><text:span text:style-name="T167"><text:s/>को पूछा</text:span><text:span text:style-name="T168"> कि उनके इष्ट-देवता कौन हैं। ऐसा सोचा जाता था कि उनके इष्ट देवता महादेव शिव हैं।</text:span><text:span text:style-name="T169"> सबको आश्चर्यचकित करते हुए उन्होंने उत्तर दिया, “मेरे इष्ट-देवता मेरे आचार्य, मेरे गुरुनाथ, ब्रह्मविद् स्वामी नृसिंह भारती हैं।”</text:span><text:span text:style-name="T170"> महात्माओं का यही रहस्य है।</text:span></text:p>
      <text:p text:style-name="P74"/>
      <text:p text:style-name="P32"><text:span text:style-name="T171">महातेजस्वी </text:span><text:span text:style-name="T275">जीवनमुक्त</text:span><text:span text:style-name="T171"> भगवान श्री रमण महर्षि के लिए</text:span><text:span text:style-name="T172"> भी</text:span><text:span text:style-name="T171">, उनके गुरु और ईष्ट देवता, दोनो ही अरुणाचल शिव थे।</text:span><text:span text:style-name="T173"> महर्षि ने अपनी गुरु भक्ति एक गीत में अति आर्द्र भाव के साथ व्यक्त की है</text:span><text:span text:style-name="T174">, “हे अरुणाचल! मेरे गुरु के रूप में प्रकाशित हो</text:span><text:span text:style-name="T175">ं</text:span><text:span text:style-name="T174">। मुझे मुक्ति प्रदान करें। अज्ञान से उत्पन्न मेरे सभी दोषों को दूर करें और मुझे दिव्य पूर्णता तक पहुंचाएं।”</text:span><text:span text:style-name="T176"> (</text:span><text:span text:style-name="T276">अ.म.मा.१९</text:span><text:span text:style-name="T176">)</text:span><text:span text:style-name="T177">। महर्षि की </text:span><text:span text:style-name="T261">आचर्योपासनम्</text:span><text:span text:style-name="T177"> की बराबरी कोई नहीं कर सकता। ज्ञानोदय के पश्चात उन्होंने अरुणाचल पर्वत के तल पर अपना पूरा जीवन व्यतीत किया—चौवन वर्ष</text:span><text:span text:style-name="T178"> तक वे वहाँ से नहीं हिले!</text:span><text:span text:style-name="T179"> उनका जीवन गुरु के प्रति महानतम प्रेम की अभिव्यक्ति था।</text:span><text:span text:style-name="T180"> हर कोई देख सकता था कि उनके</text:span><text:span text:style-name="T181"> अस्तित्व में भी</text:span><text:span text:style-name="T182"> </text:span><text:span text:style-name="T181">अरुणाचल पर्वत की महान स्थिरता समा गई थी।</text:span></text:p>
      <text:p text:style-name="P75"/>
      <text:p text:style-name="P33"><text:span text:style-name="T181">आचार्य वो</text:span><text:span text:style-name="T184"> होते हैं, जिनके</text:span><text:span text:style-name="T181"> पास </text:span><text:span text:style-name="T277">श्रुति</text:span><text:span text:style-name="T278"> </text:span><text:span text:style-name="T307">अर्थात</text:span><text:span text:style-name="T184"> उपनिषदों</text:span><text:span text:style-name="T181"> की</text:span><text:span text:style-name="T183"> प्रामाणिक शिक्षा उपलब्ध होती है</text:span><text:span text:style-name="T184">, और जो पूर्ण रूप से आत्मा में स्थित</text:span><text:span text:style-name="T185">, </text:span><text:span text:style-name="T278">आत्मनिष्ठ</text:span><text:span text:style-name="T184"> होते हैं।</text:span><text:span text:style-name="T186"> वे स्वतंत्र होते हैं और हमें भी माया के जाल से मुक्त होने का रास्ता दिखते हैं।</text:span><text:span text:style-name="T187"> </text:span></text:p>
      <text:p text:style-name="P34"><text:soft-page-break/><text:span text:style-name="T187">हमें ऐसे आचार्य की पूजा और सेवा करनी चाहिए।</text:span><text:span text:style-name="T188"> परंतु यह सेवा आचार्य के लिए नहीं, अपितु साधक के लिए लाभदायक है।</text:span><text:span text:style-name="T190"> दो तरह के साधक हैं, जिनमें </text:span><text:span text:style-name="T189">स्पष्ट अंतर दे</text:span><text:span text:style-name="T190">ख जा सकता </text:span><text:span text:style-name="T189">है।</text:span><text:span text:style-name="T190"> पहले हैं वो</text:span><text:span text:style-name="T189"> साधक जिन्हो</text:span><text:span text:style-name="T190">ंने</text:span><text:span text:style-name="T189"> महात्माओं के साथ वास किया है, और</text:span><text:span text:style-name="T190"> दूसरे हैं वे</text:span><text:span text:style-name="T189"> जिन्होंने केवल महात्माओं के बारे में सुना है, परंतु</text:span><text:span text:style-name="T190"> उनके साथ कोई निकट संबंध नहीं‌ है</text:span><text:span text:style-name="T189">।</text:span><text:span text:style-name="T191"> महात्मा के साथ रहना, अग्नि के साथ रहने के समान है।</text:span><text:span text:style-name="T192"> यह अग्नि शरीर-मन के सारे मैल को जला कर भस्म कर देती है।</text:span></text:p>
      <text:p text:style-name="P76"/>
      <text:p text:style-name="P34"><text:span text:style-name="T192">अगला</text:span><text:span text:style-name="T193"> गुण है </text:span><text:span text:style-name="T262">शौचम्</text:span><text:span text:style-name="T193">—शुद्धता।</text:span><text:span text:style-name="T194"> </text:span><text:span text:style-name="T263">शौचम्</text:span><text:span text:style-name="T194"> आंतरिक तथा बाह्य शुद्धि को कहते हैं।</text:span><text:span text:style-name="T195"> शास्त्रों में कई शुद्धि क्रियाएं बताई गई हैं। जैसे नदी</text:span><text:span text:style-name="T196"> या तालाब में डुबकी लगाना, जिसे पवित्र माना गया है। </text:span><text:span text:style-name="T197">जब भी अवसर मिले, हमें महात्माओं और शास्त्रों के बताए गए सभी साधनों का उपयोग करके अपने आप को शुद्ध करना चाहिए।</text:span><text:span text:style-name="T198"> ये हुई बाहरी शुद्धि की बात।</text:span></text:p>
      <text:p text:style-name="P77"/>
      <text:p text:style-name="P34"><text:span text:style-name="T198">आ</text:span><text:span text:style-name="T199">ंतरिक शुद्धि का अर्थ है मन की शुद्धि।</text:span><text:span text:style-name="T200"> यह अति महत्वपूर्ण है।</text:span><text:span text:style-name="T201"> महाभारत में एक श्लोक है जो </text:span><text:span text:style-name="T279">स्नानं</text:span><text:span text:style-name="T201">—पवित्र स्नान—का अर्थ समझाती है। युधिष्ठिर कहते हैं, “</text:span><text:span text:style-name="T279">स्नानं</text:span><text:span text:style-name="T280"> मनोमल त्यागः</text:span><text:span text:style-name="T202">—मन के मैल को साफ़ करना ही सबसे शुद्ध स्नान है।”</text:span><text:span text:style-name="T203"> जब तक द्वैत भावनाएँ हैं वास्तविक शुद्धि स</text:span><text:span text:style-name="T204">ंभ</text:span><text:span text:style-name="T203">व नही है।</text:span><text:span text:style-name="T205"> वास्तविक शुद्धि वह स्थिति है जिसमें व्यक्ति सभी वस्तुओं और व्यक्तियों में दिव्य तत्व को ही देखता है—</text:span><text:span text:style-name="T281">अभेद-भाव</text:span><text:span text:style-name="T205">।</text:span></text:p>
      <text:p text:style-name="P78"/>
      <text:h text:style-name="Subsection_20_within_20_shloka" text:outline-level="4"><text:span text:style-name="T715">साधना</text:span><text:span text:style-name="T719"> में स्थिरता</text:span></text:h>
      <text:p text:style-name="P35"><text:span text:style-name="T264">स्थैर्यम्</text:span><text:span text:style-name="T164">—</text:span><text:span text:style-name="T206">स्थिरता</text:span><text:span text:style-name="T207"> अथवा साधना मे दृढता</text:span><text:span text:style-name="T206"> एक महत्वपूर्ण गुण है।</text:span><text:span text:style-name="T208"> कुछ साधक अपनी आध्यात्मिक साधना के फलों के पीछे भागते हैं।</text:span><text:span text:style-name="T209"> देखा गया है कि ध्यान का अभ्यास करने वाले कई लोग किसी </text:span><text:span text:style-name="T208">विशेष अनुभव का</text:span><text:span text:style-name="T209"> आनंद प्राप्त करने की इच्छा से ध्यान करते हैं।</text:span><text:span text:style-name="T210"> ध्यान का वास्तविक प्रयोजन यह नहीं है।</text:span><text:span text:style-name="T211"> इससे भी अधिक महत्वपूर्ण है, अपनी </text:span><text:span text:style-name="T282">साधना</text:span><text:span text:style-name="T211"> को जीवन भर जारी रखने की दृढ़ता।</text:span><text:span text:style-name="T212"> महर्षि पतञ्जलि कहते हैं</text:span><text:span text:style-name="T212"><text:note text:id="ftn4" text:note-class="footnote"><text:note-citation>४</text:note-citation><text:note-body><text:p text:style-name="P36"><text:s/><text:span text:style-name="T758">स तु दीर्घकालनैरन्तर्यसत्कारासेवितो दृढभूमिः।<text:tab/></text:span><text:span text:style-name="T761">यो.सू.१.१४</text:span></text:p></text:note-body></text:note></text:span><text:span text:style-name="T212">, “</text:span><text:span text:style-name="T283">साधना</text:span><text:span text:style-name="T212"> लंबे समय तक, निरंतर, हर दिन सही समय पर करना चाहिए।”</text:span></text:p>
      <text:p text:style-name="P79"/>
      <text:p text:style-name="P35"><text:span text:style-name="T212">केरल के एक महा</text:span><text:span text:style-name="T213">तपस्वी संत सबके लिए निम्नलिखित साधना का उपदेश देते थे। वे कहते थे, </text:span><text:span text:style-name="T308">“हर दिन एक ही समय, एक ही स्थान पर बैठ कर, वही साधना किया करो। इससे तुम्हारा मन धीरे-धीरे उस</text:span><text:span text:style-name="T309"> आदत को</text:span><text:span text:style-name="T308"> आत्मसात कर लेगा।</text:span><text:span text:style-name="T310"> आध्यात्मिक साधना में स्थिरता लाने का यह सबसे छोटा रास्ता है।</text:span><text:span text:style-name="T308">”</text:span><text:span text:style-name="T311"> महर्षि पतञ्जलि </text:span><text:span text:style-name="T284">सत्कार</text:span><text:span text:style-name="T311"> पद का प्रयोग करते हैं—उचित तरीके से, बेढंगे तरीके से नहीं।</text:span><text:span text:style-name="T312"> साधना श्रद्धा के साथ करना जरूरी है।</text:span><text:span text:style-name="T313"> यदि आप इसे ऐसे करेंगे—</text:span><text:span text:style-name="T285">आसेवितः</text:span><text:span text:style-name="T313">,</text:span><text:span text:style-name="T311"> तो यह </text:span><text:span text:style-name="T284">दृढ-भूमिः</text:span><text:span text:style-name="T313"> हो जाएगा—आप में गहराई से निहित हो जाएगा।</text:span><text:span text:style-name="T314"> आपका निकाय इसे आत्मसात कर लेगा और यह अभ्यास आपके लिए स्वाभाविक हो जाएगा, जैसे सांस लेना।</text:span></text:p>
      <text:p text:style-name="P95"/>
      <text:p text:style-name="P35"><text:span text:style-name="T314">अगला</text:span><text:span text:style-name="T315"> है </text:span><text:span text:style-name="T265">आत्म-विनिग्रहः</text:span><text:span text:style-name="T315">—शरीर और इंद्रियों का नियंत्रण</text:span><text:span text:style-name="T316">; उन्हें धर्म के मार्ग पर रखना, और उन्हें हाथ से बाहर न जाने देना</text:span><text:span text:style-name="T315">।</text:span><text:span text:style-name="T316"> जैसे भगवान नें पहले ही कहा है, इसका अर्थ है </text:span><text:span text:style-name="T286">संयमी</text:span><text:span text:style-name="T316"> बनना—इंद्रियों और मन को वश में रखना।</text:span></text:p>
      <text:p text:style-name="P96"/>
      <text:p text:style-name="P108">कोमल और विनम्र</text:p>
      <text:p text:style-name="P109">दूसरों द्वारा जानने की कोई इच्छा नहीं</text:p>
      <text:p text:style-name="P109">किसी को चोट न पहुँचाना, और स्वयं को भी नही</text:p>
      <text:p text:style-name="P109">जीवन के सभी दुखों को सहने की महाशक्ति</text:p>
      <text:p text:style-name="P109">मन स्फटिक की तरह साफ़, कुछ छिपाने को नहीं</text:p>
      <text:p text:style-name="P37"><text:span text:style-name="T214">वह पवित्र प्रेम जो शरीर को गुरु का</text:span><text:span text:style-name="T215"> अंग बना दे</text:span></text:p>
      <text:p text:style-name="P110">आत्मा के भान से आंतरिक पवित्रता</text:p>
      <text:p text:style-name="P37"><text:span text:style-name="T215">पूजा</text:span><text:span text:style-name="T216">-अर्चना से शुद्ध हुआ शरीर</text:span></text:p>
      <text:p text:style-name="P37"><text:span text:style-name="T216">पूर्ण सम</text:span><text:span text:style-name="T217"> स्थिति</text:span><text:span text:style-name="T216"> में स्थिर</text:span></text:p>
      <text:p text:style-name="P111">सभी इंद्रियों की तृष्णा से सदैव दूर</text:p>
      <text:p text:style-name="P37"><text:span text:style-name="T218">दिव्य तत्व ऐसे </text:span><text:span text:style-name="T220">ही </text:span><text:span text:style-name="T218">व्यक्ति </text:span><text:span text:style-name="T222">का चयन करता</text:span><text:span text:style-name="T219"> है</text:span></text:p>
      <text:p text:style-name="P96"/>
      <text:p text:style-name="P96"/>
      <text:p text:style-name="P96"/>
      <text:p text:style-name="P96"/>
      <text:h text:style-name="P139"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44"><text:span text:style-name="T417">यह</text:span><text:span text:style-name="T164"> श्लोक साधक के लिए अति महत्</text:span><text:span text:style-name="T221">वपूर्ण है।</text:span><text:span text:style-name="T418"> अति प्रभावशाली </text:span><text:span text:style-name="T419">औषधि की भांति</text:span><text:span text:style-name="T439">, यह श्लोक </text:span><text:span text:style-name="T419">वैराग्य को जगाने में</text:span><text:span text:style-name="T440"> सक्षम</text:span><text:span text:style-name="T419"> है।</text:span><text:span text:style-name="T420"> शरीर-मन के स्तर को पार करने के लिए अपार आंतरिक ईंधन की आवश्यकता है।</text:span><text:span text:style-name="T421"> अपनी भावनाओं तथा विषय-बुद्धि को ज्ञान की अग्नि में तपा कर साधक को</text:span><text:span text:style-name="T442"> </text:span><text:span text:style-name="T421">विमानन ईंधन बनाना </text:span><text:span text:style-name="T441">होगा</text:span><text:span text:style-name="T421">, जो उसे सांसारिक गुरुत्वाकर्षण की पकड़ से बाहर उड़ा ले जा सके।</text:span><text:span text:style-name="T422"> यह विमानन ईंधन</text:span><text:span text:style-name="T443"> </text:span><text:span text:style-name="T422">ही है </text:span><text:span text:style-name="T379">वैराग्य</text:span><text:span text:style-name="T422">।</text:span></text:p>
      <text:p text:style-name="P80"/>
      <text:p text:style-name="P136"><text:span text:style-name="T421">वैराग्य का</text:span><text:span text:style-name="T423"> कैसे निर्माण करें?</text:span></text:p>
      <text:p text:style-name="P81"/>
      <text:p text:style-name="P136"><text:span text:style-name="T423">भगवान कहते है</text:span><text:span text:style-name="T424">ं </text:span><text:span text:style-name="T380">जन्म-मृत्यु-जरा-व्याधि-दुःख-दोषानुदर्शनम्</text:span><text:span text:style-name="T424">—अर्थात,</text:span><text:span text:style-name="T425"> जन्म, मृत्यु, वृद्धावस्था पर विचार करना।</text:span><text:span text:style-name="T426"> यदि हम इस संसार को ध्यान से देखें तो हमें विदित होगा कि यह निरंतर दुखों से भरपूर है।</text:span><text:span text:style-name="T427"> ये दुःख केवल नौकरी न मिलना, बच्चे न होना या कार्यालय में मान्यता न मिलने के बारे में नहीं हैं—ये तो बस छोटी बातें हैं।</text:span><text:span text:style-name="T428"> सबसे अधिक खेद की बात तो यह है कि इस सीमित अस्तित्व वाली दुनिया में हमारा</text:span><text:span text:style-name="T444"> जन्म हुआ है,</text:span><text:span text:style-name="T428"> और अवश्य ही</text:span><text:span text:style-name="T446"> हमें </text:span><text:span text:style-name="T428">अनेक कष्टों और व्यथाओं का सामना </text:span><text:span text:style-name="T445">पड़ेगा</text:span><text:span text:style-name="T428">।</text:span><text:span text:style-name="T429"> पहली वेदना है </text:span><text:span text:style-name="T381">जन्म</text:span><text:span text:style-name="T429">—और अंतिम है </text:span><text:span text:style-name="T381">मृत्यु</text:span><text:span text:style-name="T429">।</text:span><text:span text:style-name="T430"> इन दोनो के बीच में भी</text:span><text:span text:style-name="T447"> </text:span><text:span text:style-name="T430">व्यक्ति </text:span><text:span text:style-name="T431">को</text:span><text:span text:style-name="T430"> कई कष्ट सहने पड़ते हैं—व्याधि,</text:span><text:span text:style-name="T432"> शारीरिक अथवा मानसिक पीड़ा, प्रियजनों से वियोग, निर्धनता इत्यादि।</text:span><text:span text:style-name="T433"> यद्यपि</text:span><text:span text:style-name="T448"> </text:span><text:span text:style-name="T433">व्यक्ति लंबी आयु जी ले, अंततोगत्वा वृद्धावस्था से नहीं बच सकता।</text:span></text:p>
      <text:p text:style-name="P82"/>
      <text:p text:style-name="P136"><text:span text:style-name="T433">भगवान बुद्ध का</text:span><text:span text:style-name="T434"> प्रसिद्ध श्लोक है,</text:span></text:p>
      <text:p text:style-name="P83"/>
      <text:p text:style-name="P91">यदि जन्मजरामरणं न भवेद्यदि चेष्टवियोगभयं न भवेत्।</text:p>
      <text:p text:style-name="P91">यदि सर्वमनित्यमिदं न भवेदिह जन्मनि कस्य रतिर्न भवेत्॥</text:p>
      <text:p text:style-name="P140"><text:span text:style-name="T434">यदि जन्म</text:span><text:span text:style-name="T435">, मृत्यु और वृद्धावस्था न होते, यदि हमारे प्रियजनों</text:span><text:span text:style-name="T449"> से हमारा वियोग न होता</text:span><text:span text:style-name="T435">, यदि सब कुछ अस्थायी न होता, तो इस जीवन का कौन आनंद नही उठाता?</text:span></text:p>
      <text:p text:style-name="P112"/>
      <text:p text:style-name="P147"><text:span text:style-name="T436">विवेकशील व्यक्ति को जन्म, मृत्यु, वृद्धावस्था और रोग के रूप में</text:span><text:span text:style-name="T450">,</text:span><text:span text:style-name="T436"> दुःख की इस सतत धारा के दोषों की ओर अपना ध्यान लगाना चाहिए—इसे कहते है</text:span><text:span text:style-name="T437">ं </text:span><text:span text:style-name="T382">दुःख-दोष-अनुदर्शनम्</text:span><text:span text:style-name="T436">।</text:span><text:span text:style-name="T438"> </text:span><text:span text:style-name="T397">अनुदर्शनम्</text:span><text:span text:style-name="T438"> का तात्पर्य है कि हमारे भीतर इस विचार का निरंतर प्रवाह होना चाहिए</text:span><text:span text:style-name="T451">; न कि इस</text:span><text:span text:style-name="T452"> विषय का</text:span><text:span text:style-name="T451"> एक दिन विचार किया और दूसरे दिन इसे भूल गए।</text:span><text:span text:style-name="T453"> ऐसे गाढ़ विचार के परिणामस्वरूप ही महान आध्यात्मिक दिग्गजों का जन्म हुआ।</text:span><text:span text:style-name="T454"> ऐसे ही विचार से उपनिषद भी प्रकट हुए।</text:span><text:span text:style-name="T455"> ऋषियों ने समझा कि यद्यपि हमें अपने बाह्य ज्ञान, सम्पत्ति आदि पर गर्व हो, ये जन्म, मृत्यु, वृद्धावस्था और व्याधि का पूर्ण निवारण नहीं कर सकते।</text:span><text:span text:style-name="T456"> अतः उन्होनें इन समस्याओं का स्थायी समाधान प्राप्त करने हेतु अपने भीतर की</text:span><text:span text:style-name="T457"> ओर दृष्टि की</text:span><text:span text:style-name="T456">।</text:span></text:p>
      <text:p text:style-name="P97"/>
      <text:p text:style-name="Standard_20_hindi_20_text"><text:span text:style-name="T456">भविष्य में</text:span><text:span text:style-name="T458"> आने वाले कष्टों — अर्थात वृद्धावस्था और व्याधियों के विषय में विचार करने के कारण मन में</text:span><text:span text:style-name="T459"> अत्यधिक दुःख उत्पन्न हो</text:span><text:span text:style-name="T460"> सकता</text:span><text:span text:style-name="T459"> है।</text:span><text:span text:style-name="T461"> महर्षि पतञ्जलि कहते हैं</text:span><text:span text:style-name="T461"><text:note text:id="ftn5" text:note-class="footnote"><text:note-citation>५</text:note-citation><text:note-body><text:p text:style-name="P145"><text:s/><text:span text:style-name="T759">दुःखमेव सर्वं विवेकिनः।</text:span><text:span text:style-name="T762"><text:tab/>यो.सू.२.१५</text:span></text:p></text:note-body></text:note></text:span><text:span text:style-name="T461">, “विवेकी व्यक्ति के लिए, योग की अवस्था के अतिरिक्त इस संसार में सब कुछ दुःख ही है।”</text:span><text:span text:style-name="T462"> इस </text:span><text:span text:style-name="T409">दुःख</text:span><text:span text:style-name="T462"> की अभिव्यक्ति तब ही होती है जब </text:span><text:span text:style-name="T383">दोष-दर्शनम्</text:span><text:span text:style-name="T462"> होता है</text:span><text:span text:style-name="T463"> — अर्थात जब हम संसार के दोषों के देख पाते हैं</text:span><text:span text:style-name="T462">।</text:span><text:span text:style-name="T464"> व्यक्ति को ऐसा आभास होता है कि मानो वह एक पतंगा है, जो नदी की प्रबल धारा में गिर गया है, और उसके निवारण का</text:span><text:span text:style-name="T465"> कोई उपाय नहीं।</text:span></text:p>
      <text:p text:style-name="P84"/>
      <text:p text:style-name="Standard_20_hindi_20_text"><text:span text:style-name="T465">यहाँ</text:span><text:span text:style-name="T466"> एक संदेह उत्पन्न हो सकता है</text:span><text:span text:style-name="T467"> —</text:span><text:span text:style-name="T466"> वृद्धावस्था और व्याधियों के विषय में ऐसा विचार करने से</text:span><text:span text:style-name="T467"> व्यक्ति विषाद में तो नहीं‌ गिर जाएगा?</text:span><text:span text:style-name="T468"> हाँ, अवश्य ही एक प्रकार का आध्यात्मिक विषाद — </text:span><text:span text:style-name="T398">वैराग्य</text:span><text:span text:style-name="T468"> — उत्पन्न होगा।</text:span><text:span text:style-name="T469">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69">सकता है।</text:span><text:span text:style-name="T470"> वास्तव में वैराग्य के बिना आत्मसाक्षात्कार असंभव है।</text:span><text:span text:style-name="T471"> आध्यात्मिक जीवन के लिए यह टीका</text:span><text:span text:style-name="T472">-</text:span><text:span text:style-name="T471">करण आवश्यक है।</text:span><text:span text:style-name="T473"> जिस प्रकार किसी रोग से बचने के लिए टीका उसी रोग के विषाणुओं से विकसित किया जाता है, उसी प्रकार, </text:span><text:span text:style-name="T399">वैराग्य</text:span><text:span text:style-name="T473"> को अत्यधिक दुःख का सामना करके विकसित किया जाता है।</text:span><text:span text:style-name="T474"> संसार का तरण करने के लिए हमें उन्हीं समस्याओं पर विचार करना होगा जिनका हम समाधान चाहते हैं।</text:span></text:p>
      <text:p text:style-name="P85"/>
      <text:p text:style-name="P136"><text:span text:style-name="T474">प्रायः</text:span><text:span text:style-name="T475"> मृत्यु पर विचार करना किसी भी बुद्धिमान व्यक्ति को जगाने के लिए पर्याप्त है।</text:span><text:span text:style-name="T476">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0">मृत्योः रूपाणि</text:span><text:span text:style-name="T476">।”</text:span><text:span text:style-name="T477"> जीवन के अंत में होनी वाली मृत्यु तो इस दुःख की लंबी यात्रा में एक अस्थायी विश्राम स्थल</text:span><text:span text:style-name="T478"> मात्र</text:span><text:span text:style-name="T477"> है।</text:span></text:p>
      <text:p text:style-name="P86"/>
      <text:p text:style-name="P150"><text:span text:style-name="T477">भगवान रम</text:span><text:span text:style-name="T479">ण महर्षि ने मृत्यु पर विचार करके ही सत्य को प्राप्त किया।</text:span><text:span text:style-name="T480"> भगवान बुद्ध ने भी वृद्धावस्था, व्याधि और मृत्यु पर विचार से सत्य का</text:span><text:span text:style-name="T481"> साक्षात्कार किया</text:span><text:span text:style-name="T480">।</text:span><text:span text:style-name="T482"> सभी ऋषियों ने आध्यात्म में अपना स्वादिष्ट व्यंजन पकाने के निमित्त मृत्यु को ही सामग्री के रूप में प्रयोग किया</text:span><text:span text:style-name="T482"><text:note text:id="ftn6" text:note-class="footnote"><text:note-citation>६</text:note-citation><text:note-body><text:p text:style-name="P146"><text:s/><text:span text:style-name="T760">मृत्युर्यस्योपसेचनम्।</text:span><text:span text:style-name="T763"><text:tab/>क.उ.१.२.२५</text:span></text:p></text:note-body></text:note></text:span><text:span text:style-name="T482">।</text:span></text:p>
      <text:p text:style-name="P87"/>
      <text:h text:style-name="Subsection_20_within_20_shloka" text:outline-level="4"><text:span text:style-name="T715">अज्ञेय का</text:span><text:span text:style-name="T720"> अट्टहास</text:span></text:h>
      <text:p text:style-name="P150"><text:span text:style-name="T483">वर्तमान की</text:span><text:span text:style-name="T484"> </text:span><text:span text:style-name="T483">वैज्ञानिक प्रगति को देखकर हमें</text:span><text:span text:style-name="T484"> ऐसा प्रतीत होता होगा कि हमने मनुष्य शरीर और जीवन के विषय में अत्यंत ज्ञान प्राप्त कर लिया है।</text:span><text:span text:style-name="T485"> यद्यपि विज्ञान और चिकित्सा शास्त्रों में प्रगति हुई है, तथापि </text:span><text:span text:style-name="T401">व्याधि</text:span><text:span text:style-name="T485"> की समस्या का अभी भी कोई समाधान नहीं है।</text:span><text:span text:style-name="T486"> वस्तुतः चिकित्सा उद्योग ने इस समस्या को अत्यधिक जटिल बना दिया है।</text:span><text:span text:style-name="T487"> जिस समय हम वृद्ध हो जाते है</text:span><text:span text:style-name="T496">ं</text:span><text:span text:style-name="T487"> अथवा कोई घातक व्याधि से ग्रस्त हो जाते है</text:span><text:span text:style-name="T496">ं</text:span><text:span text:style-name="T487">, और सारी चिकित्साएं विफल हो जाती हैं, उस</text:span><text:span text:style-name="T488"> समय हमे नियति का भयानक मुख दिखा</text:span><text:span text:style-name="T489">ई देता</text:span><text:span text:style-name="T488"> है।</text:span><text:span text:style-name="T490"> ऐसे अनेक तथ्य प्रस्तुत होते हैं जिनका</text:span><text:span text:style-name="T491"> सामना करने के</text:span><text:span text:style-name="T490"> लिए हम तैयार नहीं थे।</text:span><text:span text:style-name="T492"> वृद्धावस्था और व्याधि</text:span><text:span text:style-name="T494"> के रूप में वह </text:span><text:span text:style-name="T402">अज्ञेय</text:span><text:span text:style-name="T493"> तत्त्व हमारी</text:span><text:span text:style-name="T494"> उपलब्धियों पर</text:span><text:span text:style-name="T493"> व्यंगपूर्वक अट्टहास कर रहा</text:span><text:span text:style-name="T495"> है।</text:span></text:p>
      <text:p text:style-name="P88"/>
      <text:p text:style-name="P151"><text:span text:style-name="T495">व्यक्ति चाहे</text:span><text:span text:style-name="T498"> </text:span><text:span text:style-name="T495">जितना</text:span><text:span text:style-name="T497"> भी शक्तिशाली अथवा प्रसिद्ध हो, वृद्धावस्था</text:span><text:span text:style-name="T499"> प्रारंभ होने के उपरांत</text:span><text:span text:style-name="T497"> वह स्वयं को असहाय और अकेला पाता है।</text:span><text:span text:style-name="T500"> प्रायः वृद्ध व्यक्तियों को जीवन शून्य</text:span><text:span text:style-name="T502"> सा लगता</text:span><text:span text:style-name="T500"> है।</text:span><text:span text:style-name="T501"> उनके माता-पिता, दादा-दादी आदि पूर्वजों का पहले ही देहांत हो गया है, और कई मित्र विलीन हो गए हैं।</text:span><text:span text:style-name="T503"> नई पीढ़ी के लोगों में उनके साथ बैठकर वार्तालाप करने भर का समय नहीं होता। भगवान शंकराचार्य कहते हैं, “</text:span><text:span text:style-name="T403">वार्ताम् पृच्छति कोपि न गेहे</text:span><text:span text:style-name="T503"> — घर में कोई भी मुझसे बात नहीं करता।”</text:span><text:span text:style-name="T504"> अधिकांशतः</text:span><text:span text:style-name="T505"> </text:span><text:span text:style-name="T504">वयोवृद्ध</text:span><text:span text:style-name="T506"> यह दुःखगाथा सुनाते हैं</text:span><text:span text:style-name="T504">।</text:span><text:span text:style-name="T507"> दुर्योधन ने सम्राट बनने की अभिलाषा से महाभारत का महाभयंकर युद्ध छेडा, और अंत में स्वयं को सर्व-उपेक्षित ही पाया।</text:span><text:span text:style-name="T508"> उनकी इतनी भारी दुर्दशा थी कि अंत काल में</text:span><text:span text:style-name="T511"> जब वे</text:span><text:span text:style-name="T510"> </text:span><text:span text:style-name="T508">युद्ध</text:span><text:span text:style-name="T513">-</text:span><text:span text:style-name="T508">भूमि में</text:span><text:span text:style-name="T509"> अकेले आहत पड़े थे,</text:span><text:span text:style-name="T511"> तब </text:span><text:span text:style-name="T509">उनके शरीर को भेड़िये और गीदड़ नोच खाने आए, परंतु उनकी</text:span><text:span text:style-name="T511"> सहायता करने के लिए वहाँ कोई न था, और</text:span><text:span text:style-name="T509"> स्वयं</text:span><text:span text:style-name="T510"> उस अवस्था में</text:span><text:span text:style-name="T509"> उन्हे अपने हाथों से मृगों</text:span><text:span text:style-name="T512"> को</text:span><text:span text:style-name="T509"> भगाना पडा।</text:span><text:span text:style-name="T514"> इतिहास में नेपोलियन आदि कई ऐसे शासक हुए हैं जिनकी</text:span><text:span text:style-name="T515"> शक्ति</text:span><text:span text:style-name="T514"> से सभी देश कांपते थे</text:span><text:span text:style-name="T516">, परंतु उनका अंत कारागार के भीतर ब</text:span><text:span text:style-name="T517">ंदीकृत अवस्था में </text:span><text:span text:style-name="T516">हुआ</text:span><text:span text:style-name="T514">।</text:span><text:span text:style-name="T518"> ऐसे ही थे ताज महल बनाने वाले शाहजहाँ।</text:span><text:span text:style-name="T519"> हमने हिटलर जैसे आततायियों के बारे में सुना है, जिन्हे अंत में आत्महत्या करनी पड़ी।</text:span><text:span text:style-name="T520"> अतः ईश्वर की शक्ति के सामने, सारा सांसारिक जीवन और शक्ति प्रदर्शन केवल एक विदूषक के हास्यप्रद नाच के समान है।</text:span><text:span text:style-name="T521">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89"/>
      <text:p text:style-name="P151"><text:span text:style-name="T624">क्या</text:span><text:span text:style-name="T625"> जन्म, मरण, वृद्धावस्था और रोग से मुक्त होने का कोई उपाय है?</text:span><text:span text:style-name="T522"> भगवान शंकराचार्य कहते हैं, </text:span></text:p>
      <text:p text:style-name="P90"/>
      <text:p text:style-name="P152"><text:span text:style-name="T414">नियमितमनसामुं</text:span><text:span text:style-name="T415"> त्वं स्वमात्मानमात्म-</text:span></text:p>
      <text:p text:style-name="P92">न्ययमहमिति साक्षाद्विद्धि बुद्धिप्रसादात्।</text:p>
      <text:p text:style-name="P92">जनिमरणतरङ्गापारसंसारसिन्धुं</text:p>
      <text:p text:style-name="P92">प्रतर भव कृतार्थो ब्रह्मरूपेण संस्थः॥</text:p>
      <text:p text:style-name="P90"/>
      <text:p text:style-name="P141"><text:span text:style-name="T522">शरीर में</text:span><text:span text:style-name="T523"> रहते समय ही, </text:span><text:span text:style-name="T522">नियमित मन और शुद्ध बुद्धि द्वारा</text:span><text:span text:style-name="T523"> आत्मसाक्षात्कार पाओ। आत्मा के साथ तादात्म्य बनाओ</text:span><text:span text:style-name="T525">, जन्म और मृत्यु रूपी तरंगों वाले </text:span><text:span text:style-name="T523">संसार नामक इस तटहीन सागर का तरण करो</text:span><text:span text:style-name="T524">।</text:span><text:span text:style-name="T526"> अपने वास्तविक ब्रह्म स्वरूप में दृढतापूर्वक स्थित, कृतार्थ हो जाओ।</text:span></text:p>
      <text:p text:style-name="P142"><text:soft-page-break/><text:span text:style-name="T526">हाय,</text:span><text:span text:style-name="T416"> जन्म-मरण के इस भयावह सागर मे</text:span></text:p>
      <text:p text:style-name="P113">न कोई तट है, न आश्रय का स्थल।</text:p>
      <text:p text:style-name="P113">प्रिय! शुद्ध बुद्धि का अनुग्रह प्राप्त कर</text:p>
      <text:p text:style-name="P142"><text:span text:style-name="T416">विस्तृत करो मन को</text:span><text:span text:style-name="T527">,</text:span><text:span text:style-name="T416"> और देखो देह-रहित, मन-रहित क्षेत्र भीतर।</text:span></text:p>
      <text:p text:style-name="P142"><text:span text:style-name="T416">‘मै</text:span><text:span text:style-name="T528">ं वही हूँ</text:span><text:span text:style-name="T416">’</text:span><text:span text:style-name="T528"> — आत्मा द्वारा</text:span><text:span text:style-name="T530"> </text:span><text:span text:style-name="T528">आत्मा</text:span><text:span text:style-name="T529"> से </text:span><text:span text:style-name="T528">स्थापित करो तादात्म्य</text:span></text:p>
      <text:p text:style-name="P142"><text:span text:style-name="T528">सीधे अनुभव की</text:span><text:span text:style-name="T531"> शक्ति से ब्रह्म मे स्थित रहो।</text:span></text:p>
      <text:p text:style-name="P114">तब यह दुःख भरा सागर होगा विलीन</text:p>
      <text:p text:style-name="P114">और तरण करोगे तुम इस असत् समुद्र को।</text:p>
      <text:p text:style-name="P115"/>
      <text:p text:style-name="P143"><text:span text:style-name="T531">वृद्धावस्था</text:span><text:span text:style-name="T532"> कैसे व्यतीत करें?</text:span></text:p>
      <text:p text:style-name="P116"/>
      <text:p text:style-name="P148"><text:span text:style-name="T532">भारत में पहले के काल में, अनेक राजा सफल जीवन जीने के उपरांत, अपने राज्यों को त्याग कर वन में ध्यानमग्न रहते थे।</text:span><text:span text:style-name="T533"> इसे </text:span><text:span text:style-name="T404">वानप्रस्थ</text:span><text:span text:style-name="T533"> कहते है।</text:span><text:span text:style-name="T532"> जिसे ज्ञात है</text:span><text:span text:style-name="T533"> कि केवल दिव्य तत्त्व ही व्यक्ति का निरंतर साथी है, उसे एकांत</text:span><text:span text:style-name="T534"> स्वस्थ करता</text:span><text:span text:style-name="T533"> है।</text:span><text:span text:style-name="T535"> परंतु यदि व्यक्ति अपने भीतर के इस दिव्य साथी के साथ संवाद नहीं स्थापित करता, तो हाँ, वह एकांत </text:span><text:span text:style-name="T536">से ऊब जाता है। यहाँ तक कि एकांत में उसे व्यग्रता और भय का अनुभव भी हो सकता है।</text:span><text:span text:style-name="T537"> इसके विपरीत, यदि व्यक्ति ने इंद्रियों का‌ निग्रह करके वैराग्य प्राप्त किया है, तो एकांत वास्तव में उसके लिए अमृतमय है।</text:span><text:span text:style-name="T538"> वास्तविक भक्त को एकांत अति आनंतमय लगता है। ऐसे व्यक्ति के लिए वृद्धावस्था अनुग्रह ही होता है।</text:span><text:span text:style-name="T539"> ऐसे वृद्ध व्यक्ति से सभी प्रेम करते हैं।</text:span></text:p>
      <text:p text:style-name="P154"/>
      <text:p text:style-name="P149"><text:span text:style-name="T539">ये </text:span><text:span text:style-name="T540">सब तो जीवन</text:span><text:span text:style-name="T541"> के विषय हैं। आत्मसाक्षात्कार का जन्म, मृत्यु अथवा पुनर्जन्म से कोई संबंध नहीं। यह बात है </text:span><text:span text:style-name="T565">अभी</text:span><text:span text:style-name="T541">, इस क्षण की</text:span><text:span text:style-name="T542">; अभी जीवन कैसे व्यतीत करें, पूर्णता</text:span><text:span text:style-name="T553">-</text:span><text:span text:style-name="T542">सहित, शांति</text:span><text:span text:style-name="T553">-</text:span><text:span text:style-name="T542">सहित, और यथासंभव स्वास्थ्य सहित — जो विषय</text:span><text:span text:style-name="T543"> </text:span><text:span text:style-name="T542">अनिवार्य नहीं</text:span><text:span text:style-name="T543"> हैं, उन </text:span><text:span text:style-name="T542">पर समय व्यतीत किये बिना </text:span><text:span text:style-name="T541">।</text:span><text:span text:style-name="T544"> जब हमें यह विदित होता है कि इंद्रिय विषय विष के समान हमारी प्राण ऊर्जा को क्षीण कर देते हैं, तब वास्तविक </text:span><text:span text:style-name="T566">वैराग्य</text:span><text:span text:style-name="T544"> उत्पन्न होता है।</text:span><text:span text:style-name="T545"> </text:span><text:span text:style-name="T384">इन्द्रियार्थेषु वैराग्यम् </text:span><text:span text:style-name="T545">— तब अपार वैराग्य जाग उठता</text:span><text:span text:style-name="T546"> है उन इंद्रिय विषयों के प्रति</text:span><text:span text:style-name="T554">,</text:span><text:span text:style-name="T546"> जो हमें नीचे खींचते हैं।</text:span></text:p>
      <text:p text:style-name="P155"/>
      <text:p text:style-name="P156"><text:span text:style-name="T546">जब हमें</text:span><text:span text:style-name="T416"> यह स्पष्ट होता है कि यह सांसारिक जीवन ऐसे दुःखों से ओतप्रोत है, तब</text:span><text:span text:style-name="T547"> इस संसार सागर को पार कर जाने की प्रबल उत्कण्ठा</text:span><text:span text:style-name="T548"> जाग उठती है</text:span><text:span text:style-name="T549">; </text:span><text:span text:style-name="T405">वैराग्य</text:span><text:span text:style-name="T549"> की ज्वाला धधक उठती है</text:span><text:span text:style-name="T548">।</text:span><text:span text:style-name="T550"> </text:span><text:span text:style-name="T406">वैराग्य</text:span><text:span text:style-name="T550"> की अग्नि को निरंतर जीवित रखना आवश्यक है।</text:span><text:span text:style-name="T551"> संत कवि भर्त्र्हरि ने </text:span><text:span text:style-name="T406">वैराग्य </text:span><text:span text:style-name="T551">पर एक-सौ श्लोक लिखे। विवेकचूडामणि में भगवान शंकराचार्य कहते हैं, “</text:span><text:span text:style-name="T407">साधक</text:span><text:span text:style-name="T551"> के लिए </text:span><text:span text:style-name="T406">वैराग्य</text:span><text:span text:style-name="T551"> से अधिक सहायक और कुछ भी नहीं।”</text:span><text:span text:style-name="T552"> इसके अतिरिक्त यदि साधक का</text:span><text:span text:style-name="T555"> अपनी</text:span><text:span text:style-name="T552"> इंद्रियों पर नियंत्रण</text:span><text:span text:style-name="T555"> हो</text:span><text:span text:style-name="T556"> </text:span><text:span text:style-name="T552">और उसे निरंतर गुरु का संग भी मिल</text:span><text:span text:style-name="T556"> जाए</text:span><text:span text:style-name="T552">, तो इसी जन्मे में वह आत्मज्ञान प्राप्त कर पूर्ण रूप से स्वतंत्र हो जाएगा।</text:span></text:p>
      <text:p text:style-name="P156"><text:span text:style-name="T552"/></text:p>
      <text:p text:style-name="P156"><text:span text:style-name="T385">अनहंकार</text:span><text:span text:style-name="T552"> —</text:span><text:span text:style-name="T558"> </text:span><text:span text:style-name="T552">इस प्रकार विचार</text:span><text:span text:style-name="T557"> करने का सबसे बड़ा लाभ है अहंकार से मुक्ति।</text:span><text:span text:style-name="T559"> यद्यपि व्यक्ति कितना भी प्रसिद्ध अथवा महान हो, जब उसे विदित होता है कि सत् के सामने वह कुछ भी नहीं, कोई भी नहीं, तब </text:span><text:span text:style-name="T408">अमानित्वं</text:span><text:span text:style-name="T559"> — विनम्रता</text:span><text:span text:style-name="T560"> —</text:span><text:span text:style-name="T559"> स्वतः सिद्ध हो जाता है।</text:span><text:span text:style-name="T561"> जिन महात्माओं ने जीवन का वास्तविक अर्थ समझ लिया है, वे अहंकारी</text:span><text:span text:style-name="T562"> नहीं रहे।</text:span></text:p>
      <text:p text:style-name="P156"><text:span text:style-name="T562"/></text:p>
      <text:p text:style-name="P156"><text:span text:style-name="T562">अगला</text:span><text:span text:style-name="T563"> श्लोक </text:span><text:span text:style-name="T567">वैराग्य</text:span><text:span text:style-name="T563"> के फल का वर्णन करता है।</text:span><text:span text:style-name="T564"> </text:span><text:span text:style-name="T568">वैराग्य</text:span><text:span text:style-name="T564"> सहित जीवन कैसा होता है? ऐसे जीवन व्यतीत करने वाले का स्वभाव कैसा होता है?</text:span></text:p>
      <text:p text:style-name="P156"><text:span text:style-name="T564"/></text:p>
      <text:h text:style-name="P153" text:outline-level="3">१३<text:span text:style-name="T34">.९</text:span></text:h>
      <text:p text:style-name="Shkola_20_body"><text:span text:style-name="T35">असक्तिरनभिष्वङ्गः</text:span><text:span text:style-name="T36"> पुत्रदारगृहादिषु।</text:span></text:p>
      <text:p text:style-name="Shkola_20_body"><text:span text:style-name="T36">नित्यं च समचित्तत्वमिष्टानिष्टोपपत्तिषु॥</text:span></text:p>
      <text:p text:style-name="Shkola_20_body"><text:span text:style-name="T36"/></text:p>
      <text:p text:style-name="Shkola_20_body"><text:span text:style-name="T3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3T09:27:20.270329841</dc:date>
    <meta:editing-duration>P3DT2H50M50S</meta:editing-duration>
    <meta:editing-cycles>925</meta:editing-cycles>
    <meta:generator>LibreOffice/7.3.7.2$Linux_X86_64 LibreOffice_project/30$Build-2</meta:generator>
    <dc:creator>Krishna Viswanathan</dc:creator>
    <meta:document-statistic meta:table-count="0" meta:image-count="0" meta:object-count="0" meta:page-count="14" meta:paragraph-count="162" meta:word-count="8502" meta:character-count="28658" meta:non-whitespace-character-count="20383"/>
  </office:meta>
</office:document-meta>
</file>